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fid</text:p>
          </table:table-cell>
          <table:table-cell office:value-type="string" calcext:value-type="string">
            <text:p>refno</text:p>
          </table:table-cell>
          <table:table-cell table:style-name="Default" office:value-type="string" calcext:value-type="string">
            <text:p>created_date</text:p>
          </table:table-cell>
          <table:table-cell table:style-name="Default" office:value-type="string" calcext:value-type="string">
            <text:p>modified_date</text:p>
          </table:table-cell>
          <table:table-cell office:value-type="string" calcext:value-type="string">
            <text:p>other_term</text:p>
          </table:table-cell>
          <table:table-cell table:style-name="Default" office:value-type="string" calcext:value-type="string">
            <text:p>ship_date</text:p>
          </table:table-cell>
          <table:table-cell office:value-type="string" calcext:value-type="string">
            <text:p>revenue_status</text:p>
          </table:table-cell>
          <table:table-cell office:value-type="string" calcext:value-type="string">
            <text:p>tenant_code</text:p>
          </table:table-cell>
          <table:table-cell office:value-type="string" calcext:value-type="string">
            <text:p>database_id</text:p>
          </table:table-cell>
        </table:table-row>
        <table:table-row table:style-name="ro1">
          <table:table-cell office:value-type="string" calcext:value-type="string">
            <text:p>1fc21799-dbc4-4574-9ade-ba3841c1dc88</text:p>
          </table:table-cell>
          <table:table-cell office:value-type="string" calcext:value-type="string">
            <text:p>DH0007434</text:p>
          </table:table-cell>
          <table:table-cell office:value-type="date" office:date-value="2024-10-08T14:21:46" calcext:value-type="date">
            <text:p>2024-10-08T14:21:46</text:p>
          </table:table-cell>
          <table:table-cell office:value-type="date" office:date-value="2024-10-08T14:35:32" calcext:value-type="date">
            <text:p>2024-10-08T14:35:32</text:p>
          </table:table-cell>
          <table:table-cell office:value-type="string" calcext:value-type="string">
            <text:p>XHĐ. 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31af7040-7c60-44f5-bad1-5f52fde06d90</text:p>
          </table:table-cell>
          <table:table-cell office:value-type="string" calcext:value-type="string">
            <text:p>DH0007432</text:p>
          </table:table-cell>
          <table:table-cell office:value-type="date" office:date-value="2024-10-08T13:18:45" calcext:value-type="date">
            <text:p>2024-10-08T13:18:45</text:p>
          </table:table-cell>
          <table:table-cell office:value-type="date" office:date-value="2024-10-08T13:27:02" calcext:value-type="date">
            <text:p>2024-10-08T13:27:02</text:p>
          </table:table-cell>
          <table:table-cell office:value-type="string" calcext:value-type="string">
            <text:p>'00'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403c54c9-0820-4073-a97a-be701f301da4</text:p>
          </table:table-cell>
          <table:table-cell office:value-type="string" calcext:value-type="string">
            <text:p>DH0007431</text:p>
          </table:table-cell>
          <table:table-cell office:value-type="date" office:date-value="2024-10-08T12:19:39" calcext:value-type="date">
            <text:p>2024-10-08T12:19:39</text:p>
          </table:table-cell>
          <table:table-cell office:value-type="date" office:date-value="2024-10-08T12:25:51" calcext:value-type="date">
            <text:p>2024-10-08T12:25:51</text:p>
          </table:table-cell>
          <table:table-cell office:value-type="string" calcext:value-type="string">
            <text:p>Kế toán xuất hóa đơn sau (kinh doanh sẽ báo), nhờ kế toán note thêm tên shop và mã Đơn hàng dưới tên sản phẩm như sau: (VN118PZ, 492408385353643)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9a853405-ab59-427b-a095-b8a9feb57b84</text:p>
          </table:table-cell>
          <table:table-cell office:value-type="string" calcext:value-type="string">
            <text:p>DH0007430</text:p>
          </table:table-cell>
          <table:table-cell office:value-type="date" office:date-value="2024-10-08T11:39:10" calcext:value-type="date">
            <text:p>2024-10-08T11:39:10</text:p>
          </table:table-cell>
          <table:table-cell office:value-type="date" office:date-value="2024-10-08T15:22:41" calcext:value-type="date">
            <text:p>2024-10-08T15:22:41</text:p>
          </table:table-cell>
          <table:table-cell office:value-type="string" calcext:value-type="string">
            <text:p>XHĐ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91575279-3dc7-49a3-aaa6-a9049d6ddb9b</text:p>
          </table:table-cell>
          <table:table-cell office:value-type="string" calcext:value-type="string">
            <text:p>DH0007429</text:p>
          </table:table-cell>
          <table:table-cell office:value-type="date" office:date-value="2024-10-08T11:37:32" calcext:value-type="date">
            <text:p>2024-10-08T11:37:32</text:p>
          </table:table-cell>
          <table:table-cell office:value-type="date" office:date-value="2024-10-08T11:50:50" calcext:value-type="date">
            <text:p>2024-10-08T11:50:50</text:p>
          </table:table-cell>
          <table:table-cell office:value-type="string" calcext:value-type="string">
            <text:p>XHĐ.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67098526-6d18-41bb-8479-b7f9e2057b0b</text:p>
          </table:table-cell>
          <table:table-cell office:value-type="string" calcext:value-type="string">
            <text:p>DH0007428</text:p>
          </table:table-cell>
          <table:table-cell office:value-type="date" office:date-value="2024-10-08T10:58:14" calcext:value-type="date">
            <text:p>2024-10-08T10:58:14</text:p>
          </table:table-cell>
          <table:table-cell office:value-type="date" office:date-value="2024-10-08T11:00:30" calcext:value-type="date">
            <text:p>2024-10-08T11:00:30</text:p>
          </table:table-cell>
          <table:table-cell office:value-type="string" calcext:value-type="string">
            <text:p>XHĐ, Kế toán note số PO: 4100949151 dưới tên sp.</text:p>
            <text:p>PR: 1100167861</text:p>
            <text:p/>
            <text:p>HSTT, gồm: 1 PO, 1 PNK, 1 ĐNTT, 1 hóa đơn có mộc.</text:p>
            <text:p>Thông tin nhận HSTT: Trần Bùi Công Minh</text:p>
            <text:p>Email: v.minhtbc@vinpearl.com</text:p>
            <text:p>SĐT: 0385687013</text:p>
            <text:p>Địa chỉ : Khu văn phòng Vinpearl Phú Quốc 1, Khu Bãi Dài, Gành Dầu, Phú Quốc, Kiên Giang</text:p>
          </table:table-cell>
          <table:table-cell office:value-type="date" office:date-value="2024-10-08" calcext:value-type="date">
            <text:p>2024-10-08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49ee6b9b-a88b-43f0-8141-1efe9f1782f5</text:p>
          </table:table-cell>
          <table:table-cell office:value-type="string" calcext:value-type="string">
            <text:p>DH0007427</text:p>
          </table:table-cell>
          <table:table-cell office:value-type="date" office:date-value="2024-10-08T10:08:55" calcext:value-type="date">
            <text:p>2024-10-08T10:08:55</text:p>
          </table:table-cell>
          <table:table-cell office:value-type="date" office:date-value="2024-10-08T10:13:07" calcext:value-type="date">
            <text:p>2024-10-08T10:13:07</text:p>
          </table:table-cell>
          <table:table-cell office:value-type="string" calcext:value-type="string">
            <text:p>Kế toán xuất hóa đơn sau (kinh doanh sẽ báo), nhờ kế toán note thêm tên shop và mã Đơn hàng dưới tên sản phẩm như sau: (biyokea, 2410081D4JQMQT)</text:p>
          </table:table-cell>
          <table:table-cell office:value-type="date" office:date-value="2024-10-08" calcext:value-type="date">
            <text:p>2024-10-08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8ae69e48-e090-4283-9db8-48070d0e39ee</text:p>
          </table:table-cell>
          <table:table-cell office:value-type="string" calcext:value-type="string">
            <text:p>DH0007426</text:p>
          </table:table-cell>
          <table:table-cell office:value-type="date" office:date-value="2024-10-08T09:55:33" calcext:value-type="date">
            <text:p>2024-10-08T09:55:33</text:p>
          </table:table-cell>
          <table:table-cell office:value-type="date" office:date-value="2024-10-08T10:13:00" calcext:value-type="date">
            <text:p>2024-10-08T10:13:00</text:p>
          </table:table-cell>
          <table:table-cell office:value-type="string" calcext:value-type="string">
            <text:p>Kế toán xuất hóa đơn sau (kinh doanh sẽ báo), nhờ kế toán note thêm tên shop và mã Đơn hàng dưới tên sản phẩm như sau: (biyokea, 2410070CF2WYB4)</text:p>
          </table:table-cell>
          <table:table-cell office:value-type="date" office:date-value="2024-10-08" calcext:value-type="date">
            <text:p>2024-10-08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e2f0364b-c231-42a1-a389-9de12876a2aa</text:p>
          </table:table-cell>
          <table:table-cell office:value-type="string" calcext:value-type="string">
            <text:p>DH0007424</text:p>
          </table:table-cell>
          <table:table-cell office:value-type="date" office:date-value="2024-10-07T16:22:37" calcext:value-type="date">
            <text:p>2024-10-07T16:22:37</text:p>
          </table:table-cell>
          <table:table-cell office:value-type="date" office:date-value="2024-10-08T08:14:09" calcext:value-type="date">
            <text:p>2024-10-08T08:14:09</text:p>
          </table:table-cell>
          <table:table-cell office:value-type="string" calcext:value-type="string">
            <text:p>XHĐ, Kế toán note số PO: 67B3Q00030865 dưới tên sp.</text:p>
            <text:p>Giao hàng kèm 2 PO, 2 PXK</text:p>
            <text:p/>
            <text:p/>
            <text:p>HSTT gộp 1 lần gửi đầu tháng cho khách, gồm: 1 PO, 1 BBNH gốc, 1 hóa đơn, 1 ĐNTT, 1 ĐCCN (nếu có) và gửi hóa đơn qua mail: ak.sgnak-einvoice@marriott.com =&gt; gửi chị Mỹ Kim (kế toán)_0763954876/ 0283.971.8888 (ext: 2238)/ kim.ngo@autographhotels.com. Địa chỉ: Sảnh G Khách sạn Vinpearl Landmark 81 – Phòng Kế toán.</text:p>
            <text:p/>
          </table:table-cell>
          <table:table-cell office:value-type="date" office:date-value="2024-10-08" calcext:value-type="date">
            <text:p>2024-10-08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c7a53294-2f7b-4ad2-a116-ca2047d049d5</text:p>
          </table:table-cell>
          <table:table-cell office:value-type="string" calcext:value-type="string">
            <text:p>DH0007423</text:p>
          </table:table-cell>
          <table:table-cell office:value-type="date" office:date-value="2024-10-07T16:06:58" calcext:value-type="date">
            <text:p>2024-10-07T16:06:58</text:p>
          </table:table-cell>
          <table:table-cell office:value-type="date" office:date-value="2024-10-08T08:21:25" calcext:value-type="date">
            <text:p>2024-10-08T08:21:25</text:p>
          </table:table-cell>
          <table:table-cell office:value-type="string" calcext:value-type="string">
            <text:p>XHĐ + ĐNTT(Để trống ngày tháng năm) kèm hàng. </text:p>
            <text:p>Hồ sơ kèm hàng: COA gốc, Hóa đơn, ĐNTT, PXK có mộc</text:p>
          </table:table-cell>
          <table:table-cell office:value-type="date" office:date-value="2024-10-08" calcext:value-type="date">
            <text:p>2024-10-08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576eeb9d-c2b0-4a69-9add-058bedf08031</text:p>
          </table:table-cell>
          <table:table-cell office:value-type="string" calcext:value-type="string">
            <text:p>DH0007422</text:p>
          </table:table-cell>
          <table:table-cell office:value-type="date" office:date-value="2024-10-07T16:05:26" calcext:value-type="date">
            <text:p>2024-10-07T16:05:26</text:p>
          </table:table-cell>
          <table:table-cell office:value-type="date" office:date-value="2024-10-07T16:11:10" calcext:value-type="date">
            <text:p>2024-10-07T16:11:10</text:p>
          </table:table-cell>
          <table:table-cell office:value-type="string" calcext:value-type="string">
            <text:p>XHĐ.</text:p>
          </table:table-cell>
          <table:table-cell office:value-type="date" office:date-value="2024-10-07" calcext:value-type="date">
            <text:p>2024-10-07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38347d7a-0d1b-4328-bad3-dd428ae701c6</text:p>
          </table:table-cell>
          <table:table-cell office:value-type="string" calcext:value-type="string">
            <text:p>DH0007421</text:p>
          </table:table-cell>
          <table:table-cell office:value-type="date" office:date-value="2024-10-07T15:23:09" calcext:value-type="date">
            <text:p>2024-10-07T15:23:09</text:p>
          </table:table-cell>
          <table:table-cell office:value-type="date" office:date-value="2024-10-07T15:41:17" calcext:value-type="date">
            <text:p>2024-10-07T15:41:17</text:p>
          </table:table-cell>
          <table:table-cell office:value-type="string" calcext:value-type="string">
            <text:p>Kế toán xuất hóa đơn sau (KD sẽ báo).</text:p>
            <text:p>Hóa đơn hiện thị tên người mua hàng (Hà Mai Vy) + TK: 0651000558668 VCB Quảng Nam</text:p>
          </table:table-cell>
          <table:table-cell office:value-type="date" office:date-value="2024-10-07" calcext:value-type="date">
            <text:p>2024-10-07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36054423-2019-4e35-8155-81774b6d6359</text:p>
          </table:table-cell>
          <table:table-cell office:value-type="string" calcext:value-type="string">
            <text:p>DH0007420</text:p>
          </table:table-cell>
          <table:table-cell office:value-type="date" office:date-value="2024-10-07T14:07:32" calcext:value-type="date">
            <text:p>2024-10-07T14:07:32</text:p>
          </table:table-cell>
          <table:table-cell office:value-type="date" office:date-value="2024-10-07T14:26:52" calcext:value-type="date">
            <text:p>2024-10-07T14:26:52</text:p>
          </table:table-cell>
          <table:table-cell office:value-type="string" calcext:value-type="string">
            <text:p>Xuất HĐ sau KD (sẽ báo)</text:p>
          </table:table-cell>
          <table:table-cell office:value-type="date" office:date-value="2024-10-07" calcext:value-type="date">
            <text:p>2024-10-07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a0293aa6-0834-4591-93b7-14a77223455f</text:p>
          </table:table-cell>
          <table:table-cell office:value-type="string" calcext:value-type="string">
            <text:p>DH0007419</text:p>
          </table:table-cell>
          <table:table-cell office:value-type="date" office:date-value="2024-10-07T13:34:00" calcext:value-type="date">
            <text:p>2024-10-07T13:34:00</text:p>
          </table:table-cell>
          <table:table-cell office:value-type="date" office:date-value="2024-10-07T13:35:09" calcext:value-type="date">
            <text:p>2024-10-07T13:35:09</text:p>
          </table:table-cell>
          <table:table-cell/>
          <table:table-cell office:value-type="date" office:date-value="2024-10-07" calcext:value-type="date">
            <text:p>2024-10-07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eaafb489-74cc-47cb-9ba2-968820cc5e87</text:p>
          </table:table-cell>
          <table:table-cell office:value-type="string" calcext:value-type="string">
            <text:p>DH0007418</text:p>
          </table:table-cell>
          <table:table-cell office:value-type="date" office:date-value="2024-10-07T13:28:22" calcext:value-type="date">
            <text:p>2024-10-07T13:28:22</text:p>
          </table:table-cell>
          <table:table-cell office:value-type="date" office:date-value="2024-10-07T13:35:02" calcext:value-type="date">
            <text:p>2024-10-07T13:35:02</text:p>
          </table:table-cell>
          <table:table-cell office:value-type="string" calcext:value-type="string">
            <text:p>Kế toán xuất hóa đơn sau (kinh doanh sẽ báo), nhờ kế toán note thêm tên shop và mã Đơn hàng dưới tên sản phẩm như sau: (biyokea.com.vn, 241007V67P5FWN) </text:p>
          </table:table-cell>
          <table:table-cell office:value-type="date" office:date-value="2024-10-07" calcext:value-type="date">
            <text:p>2024-10-07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e9ca83c0-4550-480b-9050-c2d7a112307c</text:p>
          </table:table-cell>
          <table:table-cell office:value-type="string" calcext:value-type="string">
            <text:p>DH0007417</text:p>
          </table:table-cell>
          <table:table-cell office:value-type="date" office:date-value="2024-10-07T11:14:22" calcext:value-type="date">
            <text:p>2024-10-07T11:14:22</text:p>
          </table:table-cell>
          <table:table-cell office:value-type="date" office:date-value="2024-10-07T13:27:06" calcext:value-type="date">
            <text:p>2024-10-07T13:27:06</text:p>
          </table:table-cell>
          <table:table-cell office:value-type="string" calcext:value-type="string">
            <text:p>XHĐ.</text:p>
          </table:table-cell>
          <table:table-cell office:value-type="date" office:date-value="2024-10-07" calcext:value-type="date">
            <text:p>2024-10-07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b2344758-a9ab-4357-af20-b28a7fa8e90d</text:p>
          </table:table-cell>
          <table:table-cell office:value-type="string" calcext:value-type="string">
            <text:p>DH0007416</text:p>
          </table:table-cell>
          <table:table-cell office:value-type="date" office:date-value="2024-10-07T11:11:39" calcext:value-type="date">
            <text:p>2024-10-07T11:11:39</text:p>
          </table:table-cell>
          <table:table-cell office:value-type="date" office:date-value="2024-10-07T11:29:20" calcext:value-type="date">
            <text:p>2024-10-07T11:29:20</text:p>
          </table:table-cell>
          <table:table-cell office:value-type="string" calcext:value-type="string">
            <text:p>XHĐ </text:p>
          </table:table-cell>
          <table:table-cell office:value-type="date" office:date-value="2024-10-07" calcext:value-type="date">
            <text:p>2024-10-07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9a6fe722-fd1f-486b-b4a4-1eb7e3c3c314</text:p>
          </table:table-cell>
          <table:table-cell office:value-type="string" calcext:value-type="string">
            <text:p>DH0007414</text:p>
          </table:table-cell>
          <table:table-cell office:value-type="date" office:date-value="2024-10-07T09:13:05" calcext:value-type="date">
            <text:p>2024-10-07T09:13:05</text:p>
          </table:table-cell>
          <table:table-cell office:value-type="date" office:date-value="2024-10-07T13:39:04" calcext:value-type="date">
            <text:p>2024-10-07T13:39:04</text:p>
          </table:table-cell>
          <table:table-cell office:value-type="string" calcext:value-type="string">
            <text:p>KHĐ</text:p>
          </table:table-cell>
          <table:table-cell office:value-type="date" office:date-value="2024-10-07" calcext:value-type="date">
            <text:p>2024-10-07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09348ade-a19a-4732-9ebf-b3e2592ecfab</text:p>
          </table:table-cell>
          <table:table-cell office:value-type="string" calcext:value-type="string">
            <text:p>DH0007413</text:p>
          </table:table-cell>
          <table:table-cell office:value-type="date" office:date-value="2024-10-07T08:45:25" calcext:value-type="date">
            <text:p>2024-10-07T08:45:25</text:p>
          </table:table-cell>
          <table:table-cell office:value-type="date" office:date-value="2024-10-08T10:26:53" calcext:value-type="date">
            <text:p>2024-10-08T10:26:53</text:p>
          </table:table-cell>
          <table:table-cell office:value-type="string" calcext:value-type="string">
            <text:p>KHĐ.</text:p>
          </table:table-cell>
          <table:table-cell office:value-type="date" office:date-value="2024-10-08" calcext:value-type="date">
            <text:p>2024-10-08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2aab5652-3e07-4fab-a839-63d9cea44013</text:p>
          </table:table-cell>
          <table:table-cell office:value-type="string" calcext:value-type="string">
            <text:p>DH0007412</text:p>
          </table:table-cell>
          <table:table-cell office:value-type="date" office:date-value="2024-10-07T07:36:47" calcext:value-type="date">
            <text:p>2024-10-07T07:36:47</text:p>
          </table:table-cell>
          <table:table-cell office:value-type="date" office:date-value="2024-10-07T08:50:13" calcext:value-type="date">
            <text:p>2024-10-07T08:50:13</text:p>
          </table:table-cell>
          <table:table-cell office:value-type="string" calcext:value-type="string">
            <text:p>Kế toán xuất hóa đơn sau (kinh doanh sẽ báo), nhờ kế toán note thêm tên shop và mã đơn hàng dưới tên sản phẩm như sau: (biyokea.com.vn, <text:s text:c="2"/>241006RMBW4GEG)</text:p>
          </table:table-cell>
          <table:table-cell office:value-type="date" office:date-value="2024-10-07" calcext:value-type="date">
            <text:p>2024-10-07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f8c384dd-cf27-449e-849e-4d97d4b820a6</text:p>
          </table:table-cell>
          <table:table-cell office:value-type="string" calcext:value-type="string">
            <text:p>DH0007411</text:p>
          </table:table-cell>
          <table:table-cell office:value-type="date" office:date-value="2024-10-07T07:32:13" calcext:value-type="date">
            <text:p>2024-10-07T07:32:13</text:p>
          </table:table-cell>
          <table:table-cell office:value-type="date" office:date-value="2024-10-07T08:50:36" calcext:value-type="date">
            <text:p>2024-10-07T08:50:36</text:p>
          </table:table-cell>
          <table:table-cell office:value-type="string" calcext:value-type="string">
            <text:p>Kế toán xuất hóa đơn sau (kinh doanh sẽ báo), nhờ kế toán note thêm tên shop và mã đơn hàng dưới tên sản phẩm như sau: (biyokea.com.vn, <text:s/>241006T10BQW2Q)</text:p>
          </table:table-cell>
          <table:table-cell office:value-type="date" office:date-value="2024-10-07" calcext:value-type="date">
            <text:p>2024-10-07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69b3e1ec-a3ee-4adc-9727-159384baddfd</text:p>
          </table:table-cell>
          <table:table-cell office:value-type="string" calcext:value-type="string">
            <text:p>DH0007410</text:p>
          </table:table-cell>
          <table:table-cell office:value-type="date" office:date-value="2024-10-07T07:25:24" calcext:value-type="date">
            <text:p>2024-10-07T07:25:24</text:p>
          </table:table-cell>
          <table:table-cell office:value-type="date" office:date-value="2024-10-07T09:13:35" calcext:value-type="date">
            <text:p>2024-10-07T09:13:35</text:p>
          </table:table-cell>
          <table:table-cell/>
          <table:table-cell office:value-type="date" office:date-value="2024-10-07" calcext:value-type="date">
            <text:p>2024-10-07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81a2ccbe-7232-4d0c-adfe-e93b57dfbf06</text:p>
          </table:table-cell>
          <table:table-cell office:value-type="string" calcext:value-type="string">
            <text:p>DH0007409</text:p>
          </table:table-cell>
          <table:table-cell office:value-type="date" office:date-value="2024-10-05T16:06:50" calcext:value-type="date">
            <text:p>2024-10-05T16:06:50</text:p>
          </table:table-cell>
          <table:table-cell office:value-type="date" office:date-value="2024-10-07T08:50:04" calcext:value-type="date">
            <text:p>2024-10-07T08:50:04</text:p>
          </table:table-cell>
          <table:table-cell office:value-type="string" calcext:value-type="string">
            <text:p>XHĐ, Kế toán note số PO: 4100941558 dưới tên sp.</text:p>
            <text:p>PR: 1100165792</text:p>
            <text:p/>
            <text:p>HSTT, gồm: 1 PO, 1 PNK, 1 ĐNTT, 1 hóa đơn có mộc.</text:p>
            <text:p>Thông tin nhận HSTT: Trần Bùi Công Minh</text:p>
            <text:p>Email: v.minhtbc@vinpearl.com</text:p>
            <text:p>SĐT: 0385687013</text:p>
            <text:p>Địa chỉ : Khu văn phòng Vinpearl Phú Quốc 1, Khu Bãi Dài, Gành Dầu, Phú Quốc, Kiên Giang</text:p>
          </table:table-cell>
          <table:table-cell office:value-type="date" office:date-value="2024-10-07" calcext:value-type="date">
            <text:p>2024-10-07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93320a39-580a-4662-9bb4-ea1c7b47647c</text:p>
          </table:table-cell>
          <table:table-cell office:value-type="string" calcext:value-type="string">
            <text:p>DH0007408</text:p>
          </table:table-cell>
          <table:table-cell office:value-type="date" office:date-value="2024-10-05T16:06:17" calcext:value-type="date">
            <text:p>2024-10-05T16:06:17</text:p>
          </table:table-cell>
          <table:table-cell office:value-type="date" office:date-value="2024-10-07T08:49:56" calcext:value-type="date">
            <text:p>2024-10-07T08:49:56</text:p>
          </table:table-cell>
          <table:table-cell office:value-type="string" calcext:value-type="string">
            <text:p>XHĐ</text:p>
          </table:table-cell>
          <table:table-cell office:value-type="date" office:date-value="2024-10-07" calcext:value-type="date">
            <text:p>2024-10-07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6420f577-ce83-470e-8d74-9fdc6b8cf84c</text:p>
          </table:table-cell>
          <table:table-cell office:value-type="string" calcext:value-type="string">
            <text:p>DH0007407</text:p>
          </table:table-cell>
          <table:table-cell office:value-type="date" office:date-value="2024-10-05T15:38:45" calcext:value-type="date">
            <text:p>2024-10-05T15:38:45</text:p>
          </table:table-cell>
          <table:table-cell office:value-type="date" office:date-value="2024-10-07T08:50:20" calcext:value-type="date">
            <text:p>2024-10-07T08:50:20</text:p>
          </table:table-cell>
          <table:table-cell office:value-type="string" calcext:value-type="string">
            <text:p>XHĐ, Kế toán note số PO: 4100948326 dưới tên sp.</text:p>
            <text:p/>
            <text:p>HSTT, gồm: 1 PO, 1 BBNH, 1 Hóa đơn, 1 ĐNTT có mộc</text:p>
            <text:p>Thông tin nhận HSTT: Người nhận: Trần Thị Khánh Hòa - Kế toán</text:p>
            <text:p>Vinpearl Nha Trang</text:p>
            <text:p>v.hoattk2@vinpearl.com</text:p>
            <text:p>ĐT:'0907480277</text:p>
            <text:p>Địa chỉ: Phòng kế toán bờ, tòa nhà 3 tầng khu VP,  Đảo Hòn Tre, phường Vĩnh Nguyên, Nha Trang</text:p>
          </table:table-cell>
          <table:table-cell office:value-type="date" office:date-value="2024-10-07" calcext:value-type="date">
            <text:p>2024-10-07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fdd4e5bf-595a-4b4b-825f-8dc6aab2d179</text:p>
          </table:table-cell>
          <table:table-cell office:value-type="string" calcext:value-type="string">
            <text:p>DH0007406</text:p>
          </table:table-cell>
          <table:table-cell office:value-type="date" office:date-value="2024-10-05T14:37:03" calcext:value-type="date">
            <text:p>2024-10-05T14:37:03</text:p>
          </table:table-cell>
          <table:table-cell office:value-type="date" office:date-value="2024-10-05T14:51:35" calcext:value-type="date">
            <text:p>2024-10-05T14:51:35</text:p>
          </table:table-cell>
          <table:table-cell office:value-type="string" calcext:value-type="string">
            <text:p>KHĐ</text:p>
          </table:table-cell>
          <table:table-cell office:value-type="date" office:date-value="2024-10-05" calcext:value-type="date">
            <text:p>2024-10-05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c3d15aca-9c3b-4e55-91a0-15c9bf919ae3</text:p>
          </table:table-cell>
          <table:table-cell office:value-type="string" calcext:value-type="string">
            <text:p>DH0007405</text:p>
          </table:table-cell>
          <table:table-cell office:value-type="date" office:date-value="2024-10-05T11:31:32" calcext:value-type="date">
            <text:p>2024-10-05T11:31:32</text:p>
          </table:table-cell>
          <table:table-cell office:value-type="date" office:date-value="2024-10-05T11:51:11" calcext:value-type="date">
            <text:p>2024-10-05T11:51:11</text:p>
          </table:table-cell>
          <table:table-cell office:value-type="string" calcext:value-type="string">
            <text:p>KHĐ</text:p>
          </table:table-cell>
          <table:table-cell office:value-type="date" office:date-value="2024-10-05" calcext:value-type="date">
            <text:p>2024-10-05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1f941c67-fb48-46b5-acf4-20fd97096576</text:p>
          </table:table-cell>
          <table:table-cell office:value-type="string" calcext:value-type="string">
            <text:p>DH0007404</text:p>
          </table:table-cell>
          <table:table-cell office:value-type="date" office:date-value="2024-10-05T10:08:27" calcext:value-type="date">
            <text:p>2024-10-05T10:08:27</text:p>
          </table:table-cell>
          <table:table-cell office:value-type="date" office:date-value="2024-10-07T08:50:28" calcext:value-type="date">
            <text:p>2024-10-07T08:50:28</text:p>
          </table:table-cell>
          <table:table-cell office:value-type="string" calcext:value-type="string">
            <text:p>KHĐ</text:p>
          </table:table-cell>
          <table:table-cell office:value-type="date" office:date-value="2024-10-05" calcext:value-type="date">
            <text:p>2024-10-05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a382c195-f92b-46d7-b7e3-0476366f1668</text:p>
          </table:table-cell>
          <table:table-cell office:value-type="string" calcext:value-type="string">
            <text:p>DH0007403</text:p>
          </table:table-cell>
          <table:table-cell office:value-type="date" office:date-value="2024-10-05T09:33:36" calcext:value-type="date">
            <text:p>2024-10-05T09:33:36</text:p>
          </table:table-cell>
          <table:table-cell office:value-type="date" office:date-value="2024-10-05T10:01:04" calcext:value-type="date">
            <text:p>2024-10-05T10:01:04</text:p>
          </table:table-cell>
          <table:table-cell office:value-type="string" calcext:value-type="string">
            <text:p>KHĐ.</text:p>
          </table:table-cell>
          <table:table-cell office:value-type="date" office:date-value="2024-10-05" calcext:value-type="date">
            <text:p>2024-10-05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eb5f1393-d328-4f4a-8f43-e152af260818</text:p>
          </table:table-cell>
          <table:table-cell office:value-type="string" calcext:value-type="string">
            <text:p>DH0007402</text:p>
          </table:table-cell>
          <table:table-cell office:value-type="date" office:date-value="2024-10-05T09:19:41" calcext:value-type="date">
            <text:p>2024-10-05T09:19:41</text:p>
          </table:table-cell>
          <table:table-cell office:value-type="date" office:date-value="2024-10-05T09:41:54" calcext:value-type="date">
            <text:p>2024-10-05T09:41:54</text:p>
          </table:table-cell>
          <table:table-cell office:value-type="string" calcext:value-type="string">
            <text:p>Kế toán xuất hóa đơn sau (kinh doanh sẽ báo), nhờ kế toán note thêm tên shop và mã đơn hàng dưới tên sản phẩm như sau: (biyokea.com.vn, <text:s/>241005PJ463S7F)</text:p>
          </table:table-cell>
          <table:table-cell office:value-type="date" office:date-value="2024-10-05" calcext:value-type="date">
            <text:p>2024-10-05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92d2ef7f-5bcc-463a-b794-148b1a805e22</text:p>
          </table:table-cell>
          <table:table-cell office:value-type="string" calcext:value-type="string">
            <text:p>DH0007401</text:p>
          </table:table-cell>
          <table:table-cell office:value-type="date" office:date-value="2024-10-05T09:00:32" calcext:value-type="date">
            <text:p>2024-10-05T09:00:32</text:p>
          </table:table-cell>
          <table:table-cell office:value-type="date" office:date-value="2024-10-05T09:09:16" calcext:value-type="date">
            <text:p>2024-10-05T09:09:16</text:p>
          </table:table-cell>
          <table:table-cell office:value-type="string" calcext:value-type="string">
            <text:p>Kế toán xuất hóa đơn sau (kinh doanh sẽ báo), nhờ kế toán note thêm tên shop và mã đơn hàng dưới tên sản phẩm như sau: (biyokea.com.vn, <text:s/>241004NS47J58G)</text:p>
          </table:table-cell>
          <table:table-cell office:value-type="date" office:date-value="2024-10-05" calcext:value-type="date">
            <text:p>2024-10-05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fe7320a0-4516-4e9c-bd40-c0b79cdc473c</text:p>
          </table:table-cell>
          <table:table-cell office:value-type="string" calcext:value-type="string">
            <text:p>DH0007400</text:p>
          </table:table-cell>
          <table:table-cell office:value-type="date" office:date-value="2024-10-05T08:33:48" calcext:value-type="date">
            <text:p>2024-10-05T08:33:48</text:p>
          </table:table-cell>
          <table:table-cell office:value-type="date" office:date-value="2024-10-05T10:01:18" calcext:value-type="date">
            <text:p>2024-10-05T10:01:18</text:p>
          </table:table-cell>
          <table:table-cell office:value-type="string" calcext:value-type="string">
            <text:p>Kế toán xuất hóa đơn sau (KD sẽ báo)</text:p>
          </table:table-cell>
          <table:table-cell office:value-type="date" office:date-value="2024-10-05" calcext:value-type="date">
            <text:p>2024-10-05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4dde96b8-93ea-4d6f-8375-ba79aa34ea32</text:p>
          </table:table-cell>
          <table:table-cell office:value-type="string" calcext:value-type="string">
            <text:p>DH0007399</text:p>
          </table:table-cell>
          <table:table-cell office:value-type="date" office:date-value="2024-10-05T08:10:02" calcext:value-type="date">
            <text:p>2024-10-05T08:10:02</text:p>
          </table:table-cell>
          <table:table-cell office:value-type="date" office:date-value="2024-10-05T08:22:18" calcext:value-type="date">
            <text:p>2024-10-05T08:22:18</text:p>
          </table:table-cell>
          <table:table-cell office:value-type="string" calcext:value-type="string">
            <text:p>XHĐ.</text:p>
          </table:table-cell>
          <table:table-cell office:value-type="date" office:date-value="2024-10-05" calcext:value-type="date">
            <text:p>2024-10-05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5a06c004-a90b-408f-add8-1e0514acaa10</text:p>
          </table:table-cell>
          <table:table-cell office:value-type="string" calcext:value-type="string">
            <text:p>DH0007398</text:p>
          </table:table-cell>
          <table:table-cell office:value-type="date" office:date-value="2024-10-05T08:09:37" calcext:value-type="date">
            <text:p>2024-10-05T08:09:37</text:p>
          </table:table-cell>
          <table:table-cell office:value-type="date" office:date-value="2024-10-05T08:22:49" calcext:value-type="date">
            <text:p>2024-10-05T08:22:49</text:p>
          </table:table-cell>
          <table:table-cell office:value-type="string" calcext:value-type="string">
            <text:p>XHĐ.</text:p>
          </table:table-cell>
          <table:table-cell office:value-type="date" office:date-value="2024-10-05" calcext:value-type="date">
            <text:p>2024-10-05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f469cd44-9be1-400e-8b06-44e660cbd9d1</text:p>
          </table:table-cell>
          <table:table-cell office:value-type="string" calcext:value-type="string">
            <text:p>DH0007397</text:p>
          </table:table-cell>
          <table:table-cell office:value-type="date" office:date-value="2024-10-04T16:14:11" calcext:value-type="date">
            <text:p>2024-10-04T16:14:11</text:p>
          </table:table-cell>
          <table:table-cell office:value-type="date" office:date-value="2024-10-05T08:12:44" calcext:value-type="date">
            <text:p>2024-10-05T08:12:44</text:p>
          </table:table-cell>
          <table:table-cell office:value-type="string" calcext:value-type="string">
            <text:p>KHĐ.</text:p>
          </table:table-cell>
          <table:table-cell office:value-type="date" office:date-value="2024-10-05" calcext:value-type="date">
            <text:p>2024-10-05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b915c4c8-e1c4-42af-8444-211eb8c11124</text:p>
          </table:table-cell>
          <table:table-cell office:value-type="string" calcext:value-type="string">
            <text:p>DH0007396</text:p>
          </table:table-cell>
          <table:table-cell office:value-type="date" office:date-value="2024-10-04T15:33:41" calcext:value-type="date">
            <text:p>2024-10-04T15:33:41</text:p>
          </table:table-cell>
          <table:table-cell office:value-type="date" office:date-value="2024-10-05T08:12:11" calcext:value-type="date">
            <text:p>2024-10-05T08:12:11</text:p>
          </table:table-cell>
          <table:table-cell office:value-type="string" calcext:value-type="string">
            <text:p>XHĐ</text:p>
          </table:table-cell>
          <table:table-cell office:value-type="date" office:date-value="2024-10-05" calcext:value-type="date">
            <text:p>2024-10-05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db9b946b-b36e-4443-b28c-1778ea94ca54</text:p>
          </table:table-cell>
          <table:table-cell office:value-type="string" calcext:value-type="string">
            <text:p>DH0007395</text:p>
          </table:table-cell>
          <table:table-cell office:value-type="date" office:date-value="2024-10-04T15:12:40" calcext:value-type="date">
            <text:p>2024-10-04T15:12:40</text:p>
          </table:table-cell>
          <table:table-cell office:value-type="date" office:date-value="2024-10-04T15:18:31" calcext:value-type="date">
            <text:p>2024-10-04T15:18:31</text:p>
          </table:table-cell>
          <table:table-cell office:value-type="string" calcext:value-type="string">
            <text:p>XHĐ</text:p>
          </table:table-cell>
          <table:table-cell office:value-type="date" office:date-value="2024-10-04" calcext:value-type="date">
            <text:p>2024-10-04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8fac7d96-c9fd-4c53-bdaf-07791c7de3f3</text:p>
          </table:table-cell>
          <table:table-cell office:value-type="string" calcext:value-type="string">
            <text:p>DH0007394</text:p>
          </table:table-cell>
          <table:table-cell office:value-type="date" office:date-value="2024-10-04T14:45:53" calcext:value-type="date">
            <text:p>2024-10-04T14:45:53</text:p>
          </table:table-cell>
          <table:table-cell office:value-type="date" office:date-value="2024-10-04T14:59:07" calcext:value-type="date">
            <text:p>2024-10-04T14:59:07</text:p>
          </table:table-cell>
          <table:table-cell office:value-type="string" calcext:value-type="string">
            <text:p>XHĐ</text:p>
          </table:table-cell>
          <table:table-cell office:value-type="date" office:date-value="2024-10-04" calcext:value-type="date">
            <text:p>2024-10-04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68a53895-2314-46f0-a615-bfd7369e0f9a</text:p>
          </table:table-cell>
          <table:table-cell office:value-type="string" calcext:value-type="string">
            <text:p>DH0007393</text:p>
          </table:table-cell>
          <table:table-cell office:value-type="date" office:date-value="2024-10-04T14:38:22" calcext:value-type="date">
            <text:p>2024-10-04T14:38:22</text:p>
          </table:table-cell>
          <table:table-cell office:value-type="date" office:date-value="2024-10-05T08:12:28" calcext:value-type="date">
            <text:p>2024-10-05T08:12:28</text:p>
          </table:table-cell>
          <table:table-cell office:value-type="string" calcext:value-type="string">
            <text:p>XHĐ kèm hàng, Kế toán xuất hóa đơn thông tin sản phẩm, số lượng như trên PO và note số PO: 4100029354 dưới tên sp</text:p>
            <text:p/>
            <text:p>HSTT, gồm: 1 PO, 4 PXK, 1 hóa đơn, 1 ĐNTT có mộc</text:p>
          </table:table-cell>
          <table:table-cell office:value-type="date" office:date-value="2024-10-05" calcext:value-type="date">
            <text:p>2024-10-05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57bee4fa-22c3-4586-bacf-9ea358781136</text:p>
          </table:table-cell>
          <table:table-cell office:value-type="string" calcext:value-type="string">
            <text:p>DH0007392</text:p>
          </table:table-cell>
          <table:table-cell office:value-type="date" office:date-value="2024-10-04T14:17:38" calcext:value-type="date">
            <text:p>2024-10-04T14:17:38</text:p>
          </table:table-cell>
          <table:table-cell office:value-type="date" office:date-value="2024-10-05T08:23:18" calcext:value-type="date">
            <text:p>2024-10-05T08:23:18</text:p>
          </table:table-cell>
          <table:table-cell office:value-type="string" calcext:value-type="string">
            <text:p>KHĐ, đã ck</text:p>
          </table:table-cell>
          <table:table-cell office:value-type="date" office:date-value="2024-10-05" calcext:value-type="date">
            <text:p>2024-10-05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c92944b6-81c9-48ed-b0a4-a03754cf3e89</text:p>
          </table:table-cell>
          <table:table-cell office:value-type="string" calcext:value-type="string">
            <text:p>DH0007391</text:p>
          </table:table-cell>
          <table:table-cell office:value-type="date" office:date-value="2024-10-04T13:42:27" calcext:value-type="date">
            <text:p>2024-10-04T13:42:27</text:p>
          </table:table-cell>
          <table:table-cell office:value-type="date" office:date-value="2024-10-04T13:51:43" calcext:value-type="date">
            <text:p>2024-10-04T13:51:43</text:p>
          </table:table-cell>
          <table:table-cell office:value-type="string" calcext:value-type="string">
            <text:p>Kế toán xuất hóa đơn sau (KD sẽ báo), xuất theo khách lẻ không lấy hóa đơn</text:p>
          </table:table-cell>
          <table:table-cell office:value-type="date" office:date-value="2024-10-04" calcext:value-type="date">
            <text:p>2024-10-04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3329260f-174d-434d-bca3-7b078a0b0d6d</text:p>
          </table:table-cell>
          <table:table-cell office:value-type="string" calcext:value-type="string">
            <text:p>DH0007390</text:p>
          </table:table-cell>
          <table:table-cell office:value-type="date" office:date-value="2024-10-04T11:42:32" calcext:value-type="date">
            <text:p>2024-10-04T11:42:32</text:p>
          </table:table-cell>
          <table:table-cell office:value-type="date" office:date-value="2024-10-04T11:52:45" calcext:value-type="date">
            <text:p>2024-10-04T11:52:45</text:p>
          </table:table-cell>
          <table:table-cell office:value-type="string" calcext:value-type="string">
            <text:p>KHĐ. </text:p>
          </table:table-cell>
          <table:table-cell office:value-type="date" office:date-value="2024-10-04" calcext:value-type="date">
            <text:p>2024-10-04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e24684ca-17a7-4de0-ba23-57bf0dc12f53</text:p>
          </table:table-cell>
          <table:table-cell office:value-type="string" calcext:value-type="string">
            <text:p>DH0007389</text:p>
          </table:table-cell>
          <table:table-cell office:value-type="date" office:date-value="2024-10-04T11:42:25" calcext:value-type="date">
            <text:p>2024-10-04T11:42:25</text:p>
          </table:table-cell>
          <table:table-cell office:value-type="date" office:date-value="2024-10-04T11:50:14" calcext:value-type="date">
            <text:p>2024-10-04T11:50:14</text:p>
          </table:table-cell>
          <table:table-cell office:value-type="string" calcext:value-type="string">
            <text:p>'00'</text:p>
          </table:table-cell>
          <table:table-cell office:value-type="date" office:date-value="2024-10-04" calcext:value-type="date">
            <text:p>2024-10-04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268ef90f-3797-4ad9-ac70-1e3da80fa00b</text:p>
          </table:table-cell>
          <table:table-cell office:value-type="string" calcext:value-type="string">
            <text:p>DH0007388</text:p>
          </table:table-cell>
          <table:table-cell office:value-type="date" office:date-value="2024-10-04T11:27:43" calcext:value-type="date">
            <text:p>2024-10-04T11:27:43</text:p>
          </table:table-cell>
          <table:table-cell office:value-type="date" office:date-value="2024-10-04T11:50:46" calcext:value-type="date">
            <text:p>2024-10-04T11:50:46</text:p>
          </table:table-cell>
          <table:table-cell office:value-type="string" calcext:value-type="string">
            <text:p>XHĐ chuyển đổi kèm hàng</text:p>
          </table:table-cell>
          <table:table-cell office:value-type="date" office:date-value="2024-10-04" calcext:value-type="date">
            <text:p>2024-10-04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7a7c5877-7962-4b98-8bdb-f4faef5c8a92</text:p>
          </table:table-cell>
          <table:table-cell office:value-type="string" calcext:value-type="string">
            <text:p>DH0007387</text:p>
          </table:table-cell>
          <table:table-cell office:value-type="date" office:date-value="2024-10-04T09:40:10" calcext:value-type="date">
            <text:p>2024-10-04T09:40:10</text:p>
          </table:table-cell>
          <table:table-cell office:value-type="date" office:date-value="2024-10-04T10:00:09" calcext:value-type="date">
            <text:p>2024-10-04T10:00:09</text:p>
          </table:table-cell>
          <table:table-cell office:value-type="string" calcext:value-type="string">
            <text:p>XHĐ kèm hàng , Kế toán note số PO: 4100029346 dưới tên sp</text:p>
            <text:p/>
            <text:p>HSTT kèm hàng, gồm: 1 PO có mộc, 4 PXK có mộc, 1 hóa đơn, 1 ĐNTT có mộc.</text:p>
          </table:table-cell>
          <table:table-cell office:value-type="date" office:date-value="2024-10-04" calcext:value-type="date">
            <text:p>2024-10-04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21d6118b-15a1-4616-8b83-d1663b2f1c59</text:p>
          </table:table-cell>
          <table:table-cell office:value-type="string" calcext:value-type="string">
            <text:p>DH0007386</text:p>
          </table:table-cell>
          <table:table-cell office:value-type="date" office:date-value="2024-10-04T09:37:41" calcext:value-type="date">
            <text:p>2024-10-04T09:37:41</text:p>
          </table:table-cell>
          <table:table-cell office:value-type="date" office:date-value="2024-10-04T10:00:30" calcext:value-type="date">
            <text:p>2024-10-04T10:00:30</text:p>
          </table:table-cell>
          <table:table-cell office:value-type="string" calcext:value-type="string">
            <text:p>XHĐ kèm hàng, Kế toán hóa đơn note số PO: 4100029350 dưới tên Sp.</text:p>
            <text:p/>
            <text:p>HSTT, gồm: 1 PO, 4 PXK, 1 hóa đơn có mộc</text:p>
          </table:table-cell>
          <table:table-cell office:value-type="date" office:date-value="2024-10-04" calcext:value-type="date">
            <text:p>2024-10-04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4628dff9-25bd-4252-ade2-8c06ba2fab5d</text:p>
          </table:table-cell>
          <table:table-cell office:value-type="string" calcext:value-type="string">
            <text:p>DH0007385</text:p>
          </table:table-cell>
          <table:table-cell office:value-type="date" office:date-value="2024-10-04T09:22:54" calcext:value-type="date">
            <text:p>2024-10-04T09:22:54</text:p>
          </table:table-cell>
          <table:table-cell office:value-type="date" office:date-value="2024-10-05T08:12:56" calcext:value-type="date">
            <text:p>2024-10-05T08:12:56</text:p>
          </table:table-cell>
          <table:table-cell/>
          <table:table-cell office:value-type="date" office:date-value="2024-10-04" calcext:value-type="date">
            <text:p>2024-10-04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d0f69e09-d81c-4095-95c4-91d945c36732</text:p>
          </table:table-cell>
          <table:table-cell office:value-type="string" calcext:value-type="string">
            <text:p>DH0007384</text:p>
          </table:table-cell>
          <table:table-cell office:value-type="date" office:date-value="2024-10-04T08:30:53" calcext:value-type="date">
            <text:p>2024-10-04T08:30:53</text:p>
          </table:table-cell>
          <table:table-cell office:value-type="date" office:date-value="2024-10-04T09:11:59" calcext:value-type="date">
            <text:p>2024-10-04T09:11:59</text:p>
          </table:table-cell>
          <table:table-cell office:value-type="string" calcext:value-type="string">
            <text:p>XHĐ </text:p>
            <text:p>Hồ sơ thanh toán file cứng: Gửi hóa đơn + ĐNTT cho Chị Lan (Kế toán) 0905543176. </text:p>
          </table:table-cell>
          <table:table-cell office:value-type="date" office:date-value="2024-10-04" calcext:value-type="date">
            <text:p>2024-10-04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e1047757-63b2-4daa-8b73-073541e2c412</text:p>
          </table:table-cell>
          <table:table-cell office:value-type="string" calcext:value-type="string">
            <text:p>DH0007383</text:p>
          </table:table-cell>
          <table:table-cell office:value-type="date" office:date-value="2024-10-04T08:22:56" calcext:value-type="date">
            <text:p>2024-10-04T08:22:56</text:p>
          </table:table-cell>
          <table:table-cell office:value-type="date" office:date-value="2024-10-04T08:27:33" calcext:value-type="date">
            <text:p>2024-10-04T08:27:33</text:p>
          </table:table-cell>
          <table:table-cell office:value-type="string" calcext:value-type="string">
            <text:p>XHĐ, note số PO: 39BAT00025317 dưới tên sp.</text:p>
            <text:p/>
            <text:p>HSTT, gồm: 1 PO, 1 PXK, 1 hóa đơn, 1 ĐNTT có mộc. </text:p>
            <text:p>Thông tin nhận HSTT: Trần Hưng (KT) - 0567403292</text:p>
            <text:p/>
            <text:p>Đ/c: Marriott resort &amp; spa, Hon Tre Island, Đảo Hòn Tre, P. Vĩnh Nguyên, TP. Nha Trang, Khánh Hòa</text:p>
          </table:table-cell>
          <table:table-cell office:value-type="date" office:date-value="2024-10-04" calcext:value-type="date">
            <text:p>2024-10-04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b840133e-39f9-4403-aade-6a08a8827245</text:p>
          </table:table-cell>
          <table:table-cell office:value-type="string" calcext:value-type="string">
            <text:p>DH0007382</text:p>
          </table:table-cell>
          <table:table-cell office:value-type="date" office:date-value="2024-10-04T08:10:46" calcext:value-type="date">
            <text:p>2024-10-04T08:10:46</text:p>
          </table:table-cell>
          <table:table-cell office:value-type="date" office:date-value="2024-10-04T08:27:19" calcext:value-type="date">
            <text:p>2024-10-04T08:27:19</text:p>
          </table:table-cell>
          <table:table-cell office:value-type="string" calcext:value-type="string">
            <text:p>Kế toán xuất hóa đơn sau (kinh doanh sẽ báo), nhờ kế toán note thêm tên shop và mã đơn hàng dưới tên sản phẩm như sau: (biyokea.com.vn, <text:s/>241003KAGXFDDV)</text:p>
          </table:table-cell>
          <table:table-cell office:value-type="date" office:date-value="2024-10-04" calcext:value-type="date">
            <text:p>2024-10-04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bd15de88-7595-494d-9ebb-51b709e7db8c</text:p>
          </table:table-cell>
          <table:table-cell office:value-type="string" calcext:value-type="string">
            <text:p>DH0007381</text:p>
          </table:table-cell>
          <table:table-cell office:value-type="date" office:date-value="2024-10-03T16:40:46" calcext:value-type="date">
            <text:p>2024-10-03T16:40:46</text:p>
          </table:table-cell>
          <table:table-cell office:value-type="date" office:date-value="2024-10-04T08:27:05" calcext:value-type="date">
            <text:p>2024-10-04T08:27:05</text:p>
          </table:table-cell>
          <table:table-cell office:value-type="string" calcext:value-type="string">
            <text:p>XHĐ.</text:p>
          </table:table-cell>
          <table:table-cell office:value-type="date" office:date-value="2024-10-04" calcext:value-type="date">
            <text:p>2024-10-04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5a4905f2-31d4-43c2-8e32-f43854030465</text:p>
          </table:table-cell>
          <table:table-cell office:value-type="string" calcext:value-type="string">
            <text:p>DH0007380</text:p>
          </table:table-cell>
          <table:table-cell office:value-type="date" office:date-value="2024-10-03T16:25:23" calcext:value-type="date">
            <text:p>2024-10-03T16:25:23</text:p>
          </table:table-cell>
          <table:table-cell office:value-type="date" office:date-value="2024-10-04T08:26:57" calcext:value-type="date">
            <text:p>2024-10-04T08:26:57</text:p>
          </table:table-cell>
          <table:table-cell office:value-type="string" calcext:value-type="string">
            <text:p>XHĐ. </text:p>
          </table:table-cell>
          <table:table-cell office:value-type="date" office:date-value="2024-10-04" calcext:value-type="date">
            <text:p>2024-10-04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0dc8313a-0756-4fd9-ab66-484d9b42e613</text:p>
          </table:table-cell>
          <table:table-cell office:value-type="string" calcext:value-type="string">
            <text:p>DH0007379</text:p>
          </table:table-cell>
          <table:table-cell office:value-type="date" office:date-value="2024-10-03T15:51:09" calcext:value-type="date">
            <text:p>2024-10-03T15:51:09</text:p>
          </table:table-cell>
          <table:table-cell office:value-type="date" office:date-value="2024-10-03T15:59:57" calcext:value-type="date">
            <text:p>2024-10-03T15:59:57</text:p>
          </table:table-cell>
          <table:table-cell office:value-type="string" calcext:value-type="string">
            <text:p>Xuất HĐ sau khi nhận hàng</text:p>
          </table:table-cell>
          <table:table-cell office:value-type="date" office:date-value="2024-10-03" calcext:value-type="date">
            <text:p>2024-10-03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a21d8a62-4a3f-496b-a2af-e01acc16b7e1</text:p>
          </table:table-cell>
          <table:table-cell office:value-type="string" calcext:value-type="string">
            <text:p>DH0007378</text:p>
          </table:table-cell>
          <table:table-cell office:value-type="date" office:date-value="2024-10-03T15:21:02" calcext:value-type="date">
            <text:p>2024-10-03T15:21:02</text:p>
          </table:table-cell>
          <table:table-cell office:value-type="date" office:date-value="2024-10-04T08:27:11" calcext:value-type="date">
            <text:p>2024-10-04T08:27:11</text:p>
          </table:table-cell>
          <table:table-cell office:value-type="string" calcext:value-type="string">
            <text:p>KHĐ</text:p>
          </table:table-cell>
          <table:table-cell office:value-type="date" office:date-value="2024-10-03" calcext:value-type="date">
            <text:p>2024-10-03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5a9a5b98-304a-4c03-84b3-0d43e8a13673</text:p>
          </table:table-cell>
          <table:table-cell office:value-type="string" calcext:value-type="string">
            <text:p>DH0007376</text:p>
          </table:table-cell>
          <table:table-cell office:value-type="date" office:date-value="2024-10-03T15:05:30" calcext:value-type="date">
            <text:p>2024-10-03T15:05:30</text:p>
          </table:table-cell>
          <table:table-cell office:value-type="date" office:date-value="2024-10-03T15:25:42" calcext:value-type="date">
            <text:p>2024-10-03T15:25:42</text:p>
          </table:table-cell>
          <table:table-cell office:value-type="string" calcext:value-type="string">
            <text:p>KHĐ.</text:p>
          </table:table-cell>
          <table:table-cell office:value-type="date" office:date-value="2024-10-03" calcext:value-type="date">
            <text:p>2024-10-03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045c041a-fd1f-477c-9512-f2dab59e0c2a</text:p>
          </table:table-cell>
          <table:table-cell office:value-type="string" calcext:value-type="string">
            <text:p>DH0007375</text:p>
          </table:table-cell>
          <table:table-cell office:value-type="date" office:date-value="2024-10-03T14:27:23" calcext:value-type="date">
            <text:p>2024-10-03T14:27:23</text:p>
          </table:table-cell>
          <table:table-cell office:value-type="date" office:date-value="2024-10-03T14:30:55" calcext:value-type="date">
            <text:p>2024-10-03T14:30:55</text:p>
          </table:table-cell>
          <table:table-cell/>
          <table:table-cell office:value-type="date" office:date-value="2024-10-03" calcext:value-type="date">
            <text:p>2024-10-03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888a6051-ac7f-401c-a69a-180b167185c6</text:p>
          </table:table-cell>
          <table:table-cell office:value-type="string" calcext:value-type="string">
            <text:p>DH0007374</text:p>
          </table:table-cell>
          <table:table-cell office:value-type="date" office:date-value="2024-10-03T14:10:38" calcext:value-type="date">
            <text:p>2024-10-03T14:10:38</text:p>
          </table:table-cell>
          <table:table-cell office:value-type="date" office:date-value="2024-10-03T14:22:34" calcext:value-type="date">
            <text:p>2024-10-03T14:22:34</text:p>
          </table:table-cell>
          <table:table-cell office:value-type="string" calcext:value-type="string">
            <text:p>KHĐ.</text:p>
          </table:table-cell>
          <table:table-cell office:value-type="date" office:date-value="2024-10-03" calcext:value-type="date">
            <text:p>2024-10-03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53a7c2bb-ab53-4a5d-8fa8-8679f19c3ac7</text:p>
          </table:table-cell>
          <table:table-cell office:value-type="string" calcext:value-type="string">
            <text:p>DH0007373</text:p>
          </table:table-cell>
          <table:table-cell office:value-type="date" office:date-value="2024-10-03T12:04:35" calcext:value-type="date">
            <text:p>2024-10-03T12:04:35</text:p>
          </table:table-cell>
          <table:table-cell office:value-type="date" office:date-value="2024-10-03T14:22:12" calcext:value-type="date">
            <text:p>2024-10-03T14:22:12</text:p>
          </table:table-cell>
          <table:table-cell office:value-type="string" calcext:value-type="string">
            <text:p>XHĐ kèm hàng + HSTT. Kế toán note số PO: 4300003892 dưới tên sp và gửi qua mail: v.tuongnh1@vinmec.com</text:p>
            <text:p/>
            <text:p>PR: 1300003066</text:p>
            <text:p/>
            <text:p>HSTT  gồm: 1 Hóa đơn, 1 Biên bản giao hàng, 1 đề nghị thanh toán, 1 đơn đặt hàng</text:p>
          </table:table-cell>
          <table:table-cell office:value-type="date" office:date-value="2024-10-03" calcext:value-type="date">
            <text:p>2024-10-03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b01e1d2e-eabc-462b-9421-61686af1507f</text:p>
          </table:table-cell>
          <table:table-cell office:value-type="string" calcext:value-type="string">
            <text:p>DH0007372</text:p>
          </table:table-cell>
          <table:table-cell office:value-type="date" office:date-value="2024-10-03T11:56:27" calcext:value-type="date">
            <text:p>2024-10-03T11:56:27</text:p>
          </table:table-cell>
          <table:table-cell office:value-type="date" office:date-value="2024-10-03T15:23:24" calcext:value-type="date">
            <text:p>2024-10-03T15:23:24</text:p>
          </table:table-cell>
          <table:table-cell office:value-type="string" calcext:value-type="string">
            <text:p>XHĐ</text:p>
          </table:table-cell>
          <table:table-cell office:value-type="date" office:date-value="2024-10-03" calcext:value-type="date">
            <text:p>2024-10-03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59245901-80d8-45da-91bd-83b953ebd15d</text:p>
          </table:table-cell>
          <table:table-cell office:value-type="string" calcext:value-type="string">
            <text:p>DH0007371</text:p>
          </table:table-cell>
          <table:table-cell office:value-type="date" office:date-value="2024-10-03T11:10:28" calcext:value-type="date">
            <text:p>2024-10-03T11:10:28</text:p>
          </table:table-cell>
          <table:table-cell office:value-type="date" office:date-value="2024-10-04T08:37:36" calcext:value-type="date">
            <text:p>2024-10-04T08:37:36</text:p>
          </table:table-cell>
          <table:table-cell office:value-type="string" calcext:value-type="string">
            <text:p>'00'</text:p>
          </table:table-cell>
          <table:table-cell office:value-type="date" office:date-value="2024-10-04" calcext:value-type="date">
            <text:p>2024-10-04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95eb0fac-71cd-482f-bd29-aac87fd3264b</text:p>
          </table:table-cell>
          <table:table-cell office:value-type="string" calcext:value-type="string">
            <text:p>DH0007370</text:p>
          </table:table-cell>
          <table:table-cell office:value-type="date" office:date-value="2024-10-03T10:56:21" calcext:value-type="date">
            <text:p>2024-10-03T10:56:21</text:p>
          </table:table-cell>
          <table:table-cell office:value-type="date" office:date-value="2024-10-03T11:22:25" calcext:value-type="date">
            <text:p>2024-10-03T11:22:25</text:p>
          </table:table-cell>
          <table:table-cell office:value-type="string" calcext:value-type="string">
            <text:p>XHĐ + ĐNTT (gửi file qua mail cho kế toán)</text:p>
            <text:p/>
            <text:p>Đối chiếu công nợ: </text:p>
            <text:p>DONG Hoanh_Hoanh.DONG@accor.com</text:p>
            <text:p>NGUYEN Minhphuong_Minhphuong.NGUYEN@accor.com</text:p>
            <text:p>Ms Hoanh/ Ms Phương:   – ĐT: 297 354 6666  Ext: 5603</text:p>
          </table:table-cell>
          <table:table-cell office:value-type="date" office:date-value="2024-10-03" calcext:value-type="date">
            <text:p>2024-10-03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94b8522d-a401-4299-91fb-c93a4e1ac8a9</text:p>
          </table:table-cell>
          <table:table-cell office:value-type="string" calcext:value-type="string">
            <text:p>DH0007368</text:p>
          </table:table-cell>
          <table:table-cell office:value-type="date" office:date-value="2024-10-03T10:51:38" calcext:value-type="date">
            <text:p>2024-10-03T10:51:38</text:p>
          </table:table-cell>
          <table:table-cell office:value-type="date" office:date-value="2024-10-03T15:23:07" calcext:value-type="date">
            <text:p>2024-10-03T15:23:07</text:p>
          </table:table-cell>
          <table:table-cell office:value-type="string" calcext:value-type="string">
            <text:p>XHĐ, đã ck</text:p>
          </table:table-cell>
          <table:table-cell office:value-type="date" office:date-value="2024-10-03" calcext:value-type="date">
            <text:p>2024-10-03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62dcc876-8fe7-4ab1-90ce-b832d6512050</text:p>
          </table:table-cell>
          <table:table-cell office:value-type="string" calcext:value-type="string">
            <text:p>DH0007367</text:p>
          </table:table-cell>
          <table:table-cell office:value-type="date" office:date-value="2024-10-03T10:35:04" calcext:value-type="date">
            <text:p>2024-10-03T10:35:04</text:p>
          </table:table-cell>
          <table:table-cell office:value-type="date" office:date-value="2024-10-03T12:00:44" calcext:value-type="date">
            <text:p>2024-10-03T12:00:44</text:p>
          </table:table-cell>
          <table:table-cell office:value-type="string" calcext:value-type="string">
            <text:p>KHĐ</text:p>
          </table:table-cell>
          <table:table-cell office:value-type="date" office:date-value="2024-10-03" calcext:value-type="date">
            <text:p>2024-10-03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2caf52ba-3df8-4c03-ae84-742f8cc31a5c</text:p>
          </table:table-cell>
          <table:table-cell office:value-type="string" calcext:value-type="string">
            <text:p>DH0007366</text:p>
          </table:table-cell>
          <table:table-cell office:value-type="date" office:date-value="2024-10-03T10:30:09" calcext:value-type="date">
            <text:p>2024-10-03T10:30:09</text:p>
          </table:table-cell>
          <table:table-cell office:value-type="date" office:date-value="2024-10-03T11:44:16" calcext:value-type="date">
            <text:p>2024-10-03T11:44:16</text:p>
          </table:table-cell>
          <table:table-cell office:value-type="string" calcext:value-type="string">
            <text:p>XHĐ, đã ck</text:p>
            <text:p/>
          </table:table-cell>
          <table:table-cell office:value-type="date" office:date-value="2024-10-03" calcext:value-type="date">
            <text:p>2024-10-03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5f4fa8df-5aa8-4fad-8ed1-3b1c9cbda609</text:p>
          </table:table-cell>
          <table:table-cell office:value-type="string" calcext:value-type="string">
            <text:p>DH0007365</text:p>
          </table:table-cell>
          <table:table-cell office:value-type="date" office:date-value="2024-10-03T10:29:22" calcext:value-type="date">
            <text:p>2024-10-03T10:29:22</text:p>
          </table:table-cell>
          <table:table-cell office:value-type="date" office:date-value="2024-10-05T13:24:30" calcext:value-type="date">
            <text:p>2024-10-05T13:24:30</text:p>
          </table:table-cell>
          <table:table-cell office:value-type="string" calcext:value-type="string">
            <text:p>Xuất HĐ sau (KD sẽ báo)</text:p>
          </table:table-cell>
          <table:table-cell office:value-type="date" office:date-value="2024-10-05" calcext:value-type="date">
            <text:p>2024-10-05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97abf71e-719c-48ec-a39e-e784a6ea177f</text:p>
          </table:table-cell>
          <table:table-cell office:value-type="string" calcext:value-type="string">
            <text:p>DH0007364</text:p>
          </table:table-cell>
          <table:table-cell office:value-type="date" office:date-value="2024-10-03T09:15:25" calcext:value-type="date">
            <text:p>2024-10-03T09:15:25</text:p>
          </table:table-cell>
          <table:table-cell office:value-type="date" office:date-value="2024-10-03T12:01:01" calcext:value-type="date">
            <text:p>2024-10-03T12:01:01</text:p>
          </table:table-cell>
          <table:table-cell office:value-type="string" calcext:value-type="string">
            <text:p>XHĐ.</text:p>
          </table:table-cell>
          <table:table-cell office:value-type="date" office:date-value="2024-10-03" calcext:value-type="date">
            <text:p>2024-10-03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0c5e6be1-d351-4cae-9572-d1ed7600248a</text:p>
          </table:table-cell>
          <table:table-cell office:value-type="string" calcext:value-type="string">
            <text:p>DH0007363</text:p>
          </table:table-cell>
          <table:table-cell office:value-type="date" office:date-value="2024-10-03T09:01:39" calcext:value-type="date">
            <text:p>2024-10-03T09:01:39</text:p>
          </table:table-cell>
          <table:table-cell office:value-type="date" office:date-value="2024-10-03T09:56:00" calcext:value-type="date">
            <text:p>2024-10-03T09:56:00</text:p>
          </table:table-cell>
          <table:table-cell office:value-type="string" calcext:value-type="string">
            <text:p>KHĐ</text:p>
          </table:table-cell>
          <table:table-cell office:value-type="date" office:date-value="2024-10-03" calcext:value-type="date">
            <text:p>2024-10-03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5b0ba210-dafd-408b-bd78-929de16170c0</text:p>
          </table:table-cell>
          <table:table-cell office:value-type="string" calcext:value-type="string">
            <text:p>DH0007362</text:p>
          </table:table-cell>
          <table:table-cell office:value-type="date" office:date-value="2024-10-03T08:54:12" calcext:value-type="date">
            <text:p>2024-10-03T08:54:12</text:p>
          </table:table-cell>
          <table:table-cell office:value-type="date" office:date-value="2024-10-03T09:12:19" calcext:value-type="date">
            <text:p>2024-10-03T09:12:19</text:p>
          </table:table-cell>
          <table:table-cell office:value-type="string" calcext:value-type="string">
            <text:p>XHĐ kèm hàng, kế toán note số PO: 1BB3T00024728 dưới tên sp và gửi qua mail: nguyen.nhung@sheraton.com.</text:p>
            <text:p/>
            <text:p>HSTT kèm hàng, nhờ Chị Ngọc nhờ gửi cho Chị:</text:p>
            <text:p>Hồng Nhung (Kế toán), Sđt: 0377156426</text:p>
            <text:p>Địa chỉ: Sheraton Phú Quốc Long Beach Resort: Khu Bãi Dài, xã Gành Dầu, Thành phố Phú Quốc, tỉnh Kiên Giang </text:p>
            <text:p/>
            <text:p>HSTT, gồm: ĐNTT + Hóa Đơn + PXK (có chữ ký xác nhận 2 bên) + 2 PO</text:p>
          </table:table-cell>
          <table:table-cell office:value-type="date" office:date-value="2024-10-03" calcext:value-type="date">
            <text:p>2024-10-03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ad2506fc-564b-4fd8-b80c-682f24cf9f5d</text:p>
          </table:table-cell>
          <table:table-cell office:value-type="string" calcext:value-type="string">
            <text:p>DH0007361</text:p>
          </table:table-cell>
          <table:table-cell office:value-type="date" office:date-value="2024-10-03T08:28:33" calcext:value-type="date">
            <text:p>2024-10-03T08:28:33</text:p>
          </table:table-cell>
          <table:table-cell office:value-type="date" office:date-value="2024-10-03T08:31:05" calcext:value-type="date">
            <text:p>2024-10-03T08:31:05</text:p>
          </table:table-cell>
          <table:table-cell office:value-type="string" calcext:value-type="string">
            <text:p>Kế toán xuất hóa đơn sau (kinh doanh sẽ báo), nhờ kế toán note thêm tên shop và mã Đơn hàng dưới tên sản phẩm như sau: (S00000943, 452514265)</text:p>
          </table:table-cell>
          <table:table-cell office:value-type="date" office:date-value="2024-10-03" calcext:value-type="date">
            <text:p>2024-10-03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c44f5eaa-8147-4749-b221-f42a8d8d8b10</text:p>
          </table:table-cell>
          <table:table-cell office:value-type="string" calcext:value-type="string">
            <text:p>DH0007360</text:p>
          </table:table-cell>
          <table:table-cell office:value-type="date" office:date-value="2024-10-03T08:28:16" calcext:value-type="date">
            <text:p>2024-10-03T08:28:16</text:p>
          </table:table-cell>
          <table:table-cell office:value-type="date" office:date-value="2024-10-03T08:30:44" calcext:value-type="date">
            <text:p>2024-10-03T08:30:44</text:p>
          </table:table-cell>
          <table:table-cell office:value-type="string" calcext:value-type="string">
            <text:p>KHĐ</text:p>
          </table:table-cell>
          <table:table-cell office:value-type="date" office:date-value="2024-10-03" calcext:value-type="date">
            <text:p>2024-10-03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8175e63d-281d-486d-b374-80a68e03fdf1</text:p>
          </table:table-cell>
          <table:table-cell office:value-type="string" calcext:value-type="string">
            <text:p>DH0007359</text:p>
          </table:table-cell>
          <table:table-cell office:value-type="date" office:date-value="2024-10-02T17:13:22" calcext:value-type="date">
            <text:p>2024-10-02T17:13:22</text:p>
          </table:table-cell>
          <table:table-cell office:value-type="date" office:date-value="2024-10-03T09:12:31" calcext:value-type="date">
            <text:p>2024-10-03T09:12:31</text:p>
          </table:table-cell>
          <table:table-cell/>
          <table:table-cell office:value-type="date" office:date-value="2024-10-03" calcext:value-type="date">
            <text:p>2024-10-03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0b42b6ed-3f2a-4064-b607-4531e5b0380c</text:p>
          </table:table-cell>
          <table:table-cell office:value-type="string" calcext:value-type="string">
            <text:p>DH0007358</text:p>
          </table:table-cell>
          <table:table-cell office:value-type="date" office:date-value="2024-10-02T16:58:56" calcext:value-type="date">
            <text:p>2024-10-02T16:58:56</text:p>
          </table:table-cell>
          <table:table-cell office:value-type="date" office:date-value="2024-10-03T12:00:34" calcext:value-type="date">
            <text:p>2024-10-03T12:00:34</text:p>
          </table:table-cell>
          <table:table-cell office:value-type="string" calcext:value-type="string">
            <text:p>KHĐ</text:p>
          </table:table-cell>
          <table:table-cell office:value-type="date" office:date-value="2024-10-03" calcext:value-type="date">
            <text:p>2024-10-03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fa88d2ca-94c9-4b0f-9846-c08263336298</text:p>
          </table:table-cell>
          <table:table-cell office:value-type="string" calcext:value-type="string">
            <text:p>DH0007357</text:p>
          </table:table-cell>
          <table:table-cell office:value-type="date" office:date-value="2024-10-02T16:53:07" calcext:value-type="date">
            <text:p>2024-10-02T16:53:07</text:p>
          </table:table-cell>
          <table:table-cell office:value-type="date" office:date-value="2024-10-03T08:13:30" calcext:value-type="date">
            <text:p>2024-10-03T08:13:30</text:p>
          </table:table-cell>
          <table:table-cell office:value-type="string" calcext:value-type="string">
            <text:p>KHĐ.</text:p>
          </table:table-cell>
          <table:table-cell office:value-type="date" office:date-value="2024-10-03" calcext:value-type="date">
            <text:p>2024-10-03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075abd6b-2190-4e81-b25b-e37959c61b7e</text:p>
          </table:table-cell>
          <table:table-cell office:value-type="string" calcext:value-type="string">
            <text:p>DH0007356</text:p>
          </table:table-cell>
          <table:table-cell office:value-type="date" office:date-value="2024-10-02T16:38:35" calcext:value-type="date">
            <text:p>2024-10-02T16:38:35</text:p>
          </table:table-cell>
          <table:table-cell office:value-type="date" office:date-value="2024-10-03T08:13:19" calcext:value-type="date">
            <text:p>2024-10-03T08:13:19</text:p>
          </table:table-cell>
          <table:table-cell office:value-type="string" calcext:value-type="string">
            <text:p>XHĐ.</text:p>
          </table:table-cell>
          <table:table-cell office:value-type="date" office:date-value="2024-10-03" calcext:value-type="date">
            <text:p>2024-10-03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0016e8c8-6b34-4eb2-b0ba-8cd81661706e</text:p>
          </table:table-cell>
          <table:table-cell office:value-type="string" calcext:value-type="string">
            <text:p>DH0007355</text:p>
          </table:table-cell>
          <table:table-cell office:value-type="date" office:date-value="2024-10-02T16:32:31" calcext:value-type="date">
            <text:p>2024-10-02T16:32:31</text:p>
          </table:table-cell>
          <table:table-cell office:value-type="date" office:date-value="2024-10-03T08:13:25" calcext:value-type="date">
            <text:p>2024-10-03T08:13:25</text:p>
          </table:table-cell>
          <table:table-cell office:value-type="string" calcext:value-type="string">
            <text:p>XHĐ kèm hàng </text:p>
          </table:table-cell>
          <table:table-cell office:value-type="date" office:date-value="2024-10-03" calcext:value-type="date">
            <text:p>2024-10-03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360f7be2-9fa3-40a8-82ec-a5a9def06710</text:p>
          </table:table-cell>
          <table:table-cell office:value-type="string" calcext:value-type="string">
            <text:p>DH0007354</text:p>
          </table:table-cell>
          <table:table-cell office:value-type="date" office:date-value="2024-10-02T16:20:18" calcext:value-type="date">
            <text:p>2024-10-02T16:20:18</text:p>
          </table:table-cell>
          <table:table-cell office:value-type="date" office:date-value="2024-10-03T09:17:10" calcext:value-type="date">
            <text:p>2024-10-03T09:17:10</text:p>
          </table:table-cell>
          <table:table-cell/>
          <table:table-cell office:value-type="date" office:date-value="2024-10-03" calcext:value-type="date">
            <text:p>2024-10-03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19cbddd8-73a0-41d6-98f6-547a36bb6d4b</text:p>
          </table:table-cell>
          <table:table-cell office:value-type="string" calcext:value-type="string">
            <text:p>DH0007353</text:p>
          </table:table-cell>
          <table:table-cell office:value-type="date" office:date-value="2024-10-02T15:23:57" calcext:value-type="date">
            <text:p>2024-10-02T15:23:57</text:p>
          </table:table-cell>
          <table:table-cell office:value-type="date" office:date-value="2024-10-03T08:13:37" calcext:value-type="date">
            <text:p>2024-10-03T08:13:37</text:p>
          </table:table-cell>
          <table:table-cell office:value-type="string" calcext:value-type="string">
            <text:p>'00'</text:p>
          </table:table-cell>
          <table:table-cell office:value-type="date" office:date-value="2024-10-03" calcext:value-type="date">
            <text:p>2024-10-03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5bd050e6-c86a-45dd-8105-76aec6a30113</text:p>
          </table:table-cell>
          <table:table-cell office:value-type="string" calcext:value-type="string">
            <text:p>DH0007352</text:p>
          </table:table-cell>
          <table:table-cell office:value-type="date" office:date-value="2024-10-02T15:23:18" calcext:value-type="date">
            <text:p>2024-10-02T15:23:18</text:p>
          </table:table-cell>
          <table:table-cell office:value-type="date" office:date-value="2024-10-07T09:14:16" calcext:value-type="date">
            <text:p>2024-10-07T09:14:16</text:p>
          </table:table-cell>
          <table:table-cell office:value-type="string" calcext:value-type="string">
            <text:p>Đã XHĐ 00002708 (02/10)</text:p>
          </table:table-cell>
          <table:table-cell office:value-type="date" office:date-value="2024-10-07" calcext:value-type="date">
            <text:p>2024-10-07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5ca1c867-c9b9-40ee-86ac-c01c752b6139</text:p>
          </table:table-cell>
          <table:table-cell office:value-type="string" calcext:value-type="string">
            <text:p>DH0007351</text:p>
          </table:table-cell>
          <table:table-cell office:value-type="date" office:date-value="2024-10-02T13:57:09" calcext:value-type="date">
            <text:p>2024-10-02T13:57:09</text:p>
          </table:table-cell>
          <table:table-cell office:value-type="date" office:date-value="2024-10-02T14:07:10" calcext:value-type="date">
            <text:p>2024-10-02T14:07:10</text:p>
          </table:table-cell>
          <table:table-cell office:value-type="string" calcext:value-type="string">
            <text:p>XHĐ</text:p>
          </table:table-cell>
          <table:table-cell office:value-type="date" office:date-value="2024-10-02" calcext:value-type="date">
            <text:p>2024-10-02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40a5f7ec-2c70-4ae0-bf7c-031c383d6702</text:p>
          </table:table-cell>
          <table:table-cell office:value-type="string" calcext:value-type="string">
            <text:p>DH0007350</text:p>
          </table:table-cell>
          <table:table-cell office:value-type="date" office:date-value="2024-10-02T13:51:12" calcext:value-type="date">
            <text:p>2024-10-02T13:51:12</text:p>
          </table:table-cell>
          <table:table-cell office:value-type="date" office:date-value="2024-10-02T13:53:04" calcext:value-type="date">
            <text:p>2024-10-02T13:53:04</text:p>
          </table:table-cell>
          <table:table-cell office:value-type="string" calcext:value-type="string">
            <text:p>XHĐ, Kế toán note số PO: 4100946537 dưới tên sp.</text:p>
            <text:p/>
            <text:p>PR: 1100167471</text:p>
            <text:p/>
            <text:p>HSTT gồm: 1 PO, 1 PNK, 1 ĐNTT, 1 Hóa đơn có mộc.</text:p>
            <text:p>hả</text:p>
            <text:p>Thông tin nhận HSTT: Võ Thị Mỹ Chi – 0983776709</text:p>
            <text:p>Email: v.chivtm@vinpearl.com</text:p>
            <text:p>Địa chỉ : 78-80 Trần Phú, phường Lộc Thọ, Nha Trang, Khánh Hòa</text:p>
          </table:table-cell>
          <table:table-cell office:value-type="date" office:date-value="2024-10-02" calcext:value-type="date">
            <text:p>2024-10-02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423c71ae-193a-4bf5-8186-e11dc136bc8e</text:p>
          </table:table-cell>
          <table:table-cell office:value-type="string" calcext:value-type="string">
            <text:p>DH0007349</text:p>
          </table:table-cell>
          <table:table-cell office:value-type="date" office:date-value="2024-10-02T13:21:58" calcext:value-type="date">
            <text:p>2024-10-02T13:21:58</text:p>
          </table:table-cell>
          <table:table-cell office:value-type="date" office:date-value="2024-10-05T13:24:20" calcext:value-type="date">
            <text:p>2024-10-05T13:24:20</text:p>
          </table:table-cell>
          <table:table-cell office:value-type="string" calcext:value-type="string">
            <text:p>KHĐ</text:p>
          </table:table-cell>
          <table:table-cell office:value-type="date" office:date-value="2024-10-05" calcext:value-type="date">
            <text:p>2024-10-05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d9de09fb-b051-4611-98ea-0253e5c5e38d</text:p>
          </table:table-cell>
          <table:table-cell office:value-type="string" calcext:value-type="string">
            <text:p>DH0007348</text:p>
          </table:table-cell>
          <table:table-cell office:value-type="date" office:date-value="2024-10-02T11:46:19" calcext:value-type="date">
            <text:p>2024-10-02T11:46:19</text:p>
          </table:table-cell>
          <table:table-cell office:value-type="date" office:date-value="2024-10-02T12:52:55" calcext:value-type="date">
            <text:p>2024-10-02T12:52:55</text:p>
          </table:table-cell>
          <table:table-cell/>
          <table:table-cell office:value-type="date" office:date-value="2024-10-02" calcext:value-type="date">
            <text:p>2024-10-02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cd172aed-fa56-45df-b5ac-0d543c29b849</text:p>
          </table:table-cell>
          <table:table-cell office:value-type="string" calcext:value-type="string">
            <text:p>DH0007347</text:p>
          </table:table-cell>
          <table:table-cell office:value-type="date" office:date-value="2024-10-02T10:57:17" calcext:value-type="date">
            <text:p>2024-10-02T10:57:17</text:p>
          </table:table-cell>
          <table:table-cell office:value-type="date" office:date-value="2024-10-03T08:14:10" calcext:value-type="date">
            <text:p>2024-10-03T08:14:10</text:p>
          </table:table-cell>
          <table:table-cell/>
          <table:table-cell office:value-type="date" office:date-value="2024-10-02" calcext:value-type="date">
            <text:p>2024-10-02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095e8eec-0c43-4fef-b19a-d9f0de12bdfc</text:p>
          </table:table-cell>
          <table:table-cell office:value-type="string" calcext:value-type="string">
            <text:p>DH0007346</text:p>
          </table:table-cell>
          <table:table-cell office:value-type="date" office:date-value="2024-10-02T10:49:29" calcext:value-type="date">
            <text:p>2024-10-02T10:49:29</text:p>
          </table:table-cell>
          <table:table-cell office:value-type="date" office:date-value="2024-10-02T11:04:52" calcext:value-type="date">
            <text:p>2024-10-02T11:04:52</text:p>
          </table:table-cell>
          <table:table-cell office:value-type="string" calcext:value-type="string">
            <text:p>KHĐ, Đã ck</text:p>
          </table:table-cell>
          <table:table-cell office:value-type="date" office:date-value="2024-10-02" calcext:value-type="date">
            <text:p>2024-10-02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6308b842-8866-4578-82d0-3a6e977183d2</text:p>
          </table:table-cell>
          <table:table-cell office:value-type="string" calcext:value-type="string">
            <text:p>DH0007345</text:p>
          </table:table-cell>
          <table:table-cell office:value-type="date" office:date-value="2024-10-02T10:20:46" calcext:value-type="date">
            <text:p>2024-10-02T10:20:46</text:p>
          </table:table-cell>
          <table:table-cell office:value-type="date" office:date-value="2024-10-02T10:24:23" calcext:value-type="date">
            <text:p>2024-10-02T10:24:23</text:p>
          </table:table-cell>
          <table:table-cell office:value-type="string" calcext:value-type="string">
            <text:p>XHĐ, note số PO:4100097663 dưới tên sp.</text:p>
            <text:p/>
            <text:p>HSTT, gồm: 1 PO, 1 PXK, 1 hóa đơn, 1 ĐNTT có mộc. </text:p>
            <text:p>Thông tin nhận HSTT: Trần Phí Hải (KT)</text:p>
            <text:p>Địa chỉ:Tầng 4, Khách sạn Melia Vinpearl Nha Trang Empire</text:p>
            <text:p>số 44-46 Le Thanh Ton – Nha Trang – Khanh Hoa – Viet Nam</text:p>
            <text:p>ĐT: 0366283811</text:p>
            <text:p>Email: hai.tran@meliavinpearlhotels.com</text:p>
          </table:table-cell>
          <table:table-cell office:value-type="date" office:date-value="2024-10-02" calcext:value-type="date">
            <text:p>2024-10-02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c015ea75-90fb-47ca-94c9-9e24d00f409d</text:p>
          </table:table-cell>
          <table:table-cell office:value-type="string" calcext:value-type="string">
            <text:p>DH0007344</text:p>
          </table:table-cell>
          <table:table-cell office:value-type="date" office:date-value="2024-10-02T09:25:22" calcext:value-type="date">
            <text:p>2024-10-02T09:25:22</text:p>
          </table:table-cell>
          <table:table-cell office:value-type="date" office:date-value="2024-10-02T10:24:35" calcext:value-type="date">
            <text:p>2024-10-02T10:24:35</text:p>
          </table:table-cell>
          <table:table-cell office:value-type="string" calcext:value-type="string">
            <text:p>'00'</text:p>
          </table:table-cell>
          <table:table-cell office:value-type="date" office:date-value="2024-10-02" calcext:value-type="date">
            <text:p>2024-10-02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e8dfa9f3-68e6-4bbe-ae9c-38c5a992c61f</text:p>
          </table:table-cell>
          <table:table-cell office:value-type="string" calcext:value-type="string">
            <text:p>DH0007343</text:p>
          </table:table-cell>
          <table:table-cell office:value-type="date" office:date-value="2024-10-02T09:23:46" calcext:value-type="date">
            <text:p>2024-10-02T09:23:46</text:p>
          </table:table-cell>
          <table:table-cell office:value-type="date" office:date-value="2024-10-02T09:29:29" calcext:value-type="date">
            <text:p>2024-10-02T09:29:29</text:p>
          </table:table-cell>
          <table:table-cell office:value-type="string" calcext:value-type="string">
            <text:p>XHĐ kèm hàng, Kế toán note số PO: 1FB3U00005437 dưới tên sp.</text:p>
            <text:p/>
            <text:p>HSTT gồm: 1 PO, 1 BBNH, 1 ĐNTT, có mộc 1 hóa đơn =&gt; gửi cho Ms Lang: 0984788809</text:p>
            <text:p>Địa chỉ: Số 2 Trần Hưng Đạo, phường Chi Lăng, thành phố Lạng Sơn, tỉnh Lạng Sơn</text:p>
            <text:p>Email: lang.ly@fourpoints.com</text:p>
          </table:table-cell>
          <table:table-cell office:value-type="date" office:date-value="2024-10-02" calcext:value-type="date">
            <text:p>2024-10-02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e7e02591-ab43-4db4-a4e6-15419c176fba</text:p>
          </table:table-cell>
          <table:table-cell office:value-type="string" calcext:value-type="string">
            <text:p>DH0007342</text:p>
          </table:table-cell>
          <table:table-cell office:value-type="date" office:date-value="2024-10-02T08:04:15" calcext:value-type="date">
            <text:p>2024-10-02T08:04:15</text:p>
          </table:table-cell>
          <table:table-cell office:value-type="date" office:date-value="2024-10-02T08:12:56" calcext:value-type="date">
            <text:p>2024-10-02T08:12:56</text:p>
          </table:table-cell>
          <table:table-cell office:value-type="string" calcext:value-type="string">
            <text:p>XHĐ kèm hàng</text:p>
          </table:table-cell>
          <table:table-cell office:value-type="date" office:date-value="2024-10-02" calcext:value-type="date">
            <text:p>2024-10-02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bdcac1e2-44cb-4963-b388-3bba0b846e17</text:p>
          </table:table-cell>
          <table:table-cell office:value-type="string" calcext:value-type="string">
            <text:p>DH0007341</text:p>
          </table:table-cell>
          <table:table-cell office:value-type="date" office:date-value="2024-10-02T08:03:38" calcext:value-type="date">
            <text:p>2024-10-02T08:03:38</text:p>
          </table:table-cell>
          <table:table-cell office:value-type="date" office:date-value="2024-10-02T08:13:34" calcext:value-type="date">
            <text:p>2024-10-02T08:13:34</text:p>
          </table:table-cell>
          <table:table-cell office:value-type="string" calcext:value-type="string">
            <text:p>Kế toán xuất hóa đơn sau (kinh doanh sẽ báo), nhờ kế toán note thêm tên shop và mã đơn hàng dưới tên sản phẩm như sau: (biyokea.com.vn, <text:s/>241001ECQEHM55)</text:p>
          </table:table-cell>
          <table:table-cell office:value-type="date" office:date-value="2024-10-02" calcext:value-type="date">
            <text:p>2024-10-02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5395a981-d1ec-485e-bc87-c8c8f91edf9a</text:p>
          </table:table-cell>
          <table:table-cell office:value-type="string" calcext:value-type="string">
            <text:p>DH0007340</text:p>
          </table:table-cell>
          <table:table-cell office:value-type="date" office:date-value="2024-10-01T17:16:26" calcext:value-type="date">
            <text:p>2024-10-01T17:16:26</text:p>
          </table:table-cell>
          <table:table-cell office:value-type="date" office:date-value="2024-10-02T08:14:10" calcext:value-type="date">
            <text:p>2024-10-02T08:14:10</text:p>
          </table:table-cell>
          <table:table-cell office:value-type="string" calcext:value-type="string">
            <text:p>XHĐ</text:p>
          </table:table-cell>
          <table:table-cell office:value-type="date" office:date-value="2024-10-02" calcext:value-type="date">
            <text:p>2024-10-02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68f37045-508f-42fd-9e32-b3f7d2ac47f2</text:p>
          </table:table-cell>
          <table:table-cell office:value-type="string" calcext:value-type="string">
            <text:p>DH0007339</text:p>
          </table:table-cell>
          <table:table-cell office:value-type="date" office:date-value="2024-10-01T16:30:16" calcext:value-type="date">
            <text:p>2024-10-01T16:30:16</text:p>
          </table:table-cell>
          <table:table-cell office:value-type="date" office:date-value="2024-10-02T08:13:47" calcext:value-type="date">
            <text:p>2024-10-02T08:13:47</text:p>
          </table:table-cell>
          <table:table-cell office:value-type="string" calcext:value-type="string">
            <text:p>KHĐ</text:p>
          </table:table-cell>
          <table:table-cell office:value-type="date" office:date-value="2024-10-02" calcext:value-type="date">
            <text:p>2024-10-02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555ac8ed-6bf5-4e8a-97ee-62d8a078f908</text:p>
          </table:table-cell>
          <table:table-cell office:value-type="string" calcext:value-type="string">
            <text:p>DH0007338</text:p>
          </table:table-cell>
          <table:table-cell office:value-type="date" office:date-value="2024-10-01T15:58:13" calcext:value-type="date">
            <text:p>2024-10-01T15:58:13</text:p>
          </table:table-cell>
          <table:table-cell office:value-type="date" office:date-value="2024-10-02T08:13:23" calcext:value-type="date">
            <text:p>2024-10-02T08:13:23</text:p>
          </table:table-cell>
          <table:table-cell office:value-type="string" calcext:value-type="string">
            <text:p>KHĐ</text:p>
          </table:table-cell>
          <table:table-cell office:value-type="date" office:date-value="2024-10-01" calcext:value-type="date">
            <text:p>2024-10-01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12e7b188-a77d-4a40-a908-35df27e549b0</text:p>
          </table:table-cell>
          <table:table-cell office:value-type="string" calcext:value-type="string">
            <text:p>DH0007337</text:p>
          </table:table-cell>
          <table:table-cell office:value-type="date" office:date-value="2024-10-01T15:54:34" calcext:value-type="date">
            <text:p>2024-10-01T15:54:34</text:p>
          </table:table-cell>
          <table:table-cell office:value-type="date" office:date-value="2024-10-02T10:27:24" calcext:value-type="date">
            <text:p>2024-10-02T10:27:24</text:p>
          </table:table-cell>
          <table:table-cell office:value-type="string" calcext:value-type="string">
            <text:p>XHĐ.</text:p>
          </table:table-cell>
          <table:table-cell office:value-type="date" office:date-value="2024-10-02" calcext:value-type="date">
            <text:p>2024-10-02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0c01fb49-b3fd-4088-b9fa-a238731bcefd</text:p>
          </table:table-cell>
          <table:table-cell office:value-type="string" calcext:value-type="string">
            <text:p>DH0007336</text:p>
          </table:table-cell>
          <table:table-cell office:value-type="date" office:date-value="2024-10-01T15:52:07" calcext:value-type="date">
            <text:p>2024-10-01T15:52:07</text:p>
          </table:table-cell>
          <table:table-cell office:value-type="date" office:date-value="2024-10-01T16:02:35" calcext:value-type="date">
            <text:p>2024-10-01T16:02:35</text:p>
          </table:table-cell>
          <table:table-cell office:value-type="string" calcext:value-type="string">
            <text:p>XHĐ.</text:p>
          </table:table-cell>
          <table:table-cell office:value-type="date" office:date-value="2024-10-01" calcext:value-type="date">
            <text:p>2024-10-01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ab4fb529-9b59-4d4f-a2af-48297d2be1cb</text:p>
          </table:table-cell>
          <table:table-cell office:value-type="string" calcext:value-type="string">
            <text:p>DH0007335</text:p>
          </table:table-cell>
          <table:table-cell office:value-type="date" office:date-value="2024-10-01T14:54:31" calcext:value-type="date">
            <text:p>2024-10-01T14:54:31</text:p>
          </table:table-cell>
          <table:table-cell office:value-type="date" office:date-value="2024-10-02T08:12:36" calcext:value-type="date">
            <text:p>2024-10-02T08:12:36</text:p>
          </table:table-cell>
          <table:table-cell office:value-type="string" calcext:value-type="string">
            <text:p>XHĐ, Kế toán note số PO: 4100946141 dưới tên sp.</text:p>
            <text:p>PR:  1100167181</text:p>
            <text:p/>
            <text:p>HSTT gồm: 1 PO có mộc, 1 Hóa đơn, 1 ĐNTT có mộc, 4 PXK có mộc. </text:p>
            <text:p>Thông tin nhận HSTT: Nguyễn Thị Thanh Hương - 0356207441/ v.huongntt02@vinpearl.com</text:p>
            <text:p>Đ/c: Đảo Hòn Tằm - P. Vĩnh Nguyên, TP. Nha Trang, Khánh Hòa</text:p>
          </table:table-cell>
          <table:table-cell office:value-type="date" office:date-value="2024-10-02" calcext:value-type="date">
            <text:p>2024-10-02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1587f02b-f27a-49db-be12-1f52f90e12bd</text:p>
          </table:table-cell>
          <table:table-cell office:value-type="string" calcext:value-type="string">
            <text:p>DH0007334</text:p>
          </table:table-cell>
          <table:table-cell office:value-type="date" office:date-value="2024-10-01T14:12:08" calcext:value-type="date">
            <text:p>2024-10-01T14:12:08</text:p>
          </table:table-cell>
          <table:table-cell office:value-type="date" office:date-value="2024-10-01T16:18:27" calcext:value-type="date">
            <text:p>2024-10-01T16:18:27</text:p>
          </table:table-cell>
          <table:table-cell office:value-type="string" calcext:value-type="string">
            <text:p>XHĐ. </text:p>
          </table:table-cell>
          <table:table-cell office:value-type="date" office:date-value="2024-10-01" calcext:value-type="date">
            <text:p>2024-10-01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023504b3-d3b1-4722-9e4e-ab94a414f32d</text:p>
          </table:table-cell>
          <table:table-cell office:value-type="string" calcext:value-type="string">
            <text:p>DH0007333</text:p>
          </table:table-cell>
          <table:table-cell office:value-type="date" office:date-value="2024-10-01T14:11:38" calcext:value-type="date">
            <text:p>2024-10-01T14:11:38</text:p>
          </table:table-cell>
          <table:table-cell office:value-type="date" office:date-value="2024-10-01T14:20:27" calcext:value-type="date">
            <text:p>2024-10-01T14:20:27</text:p>
          </table:table-cell>
          <table:table-cell office:value-type="string" calcext:value-type="string">
            <text:p>KHĐ, đã ck</text:p>
          </table:table-cell>
          <table:table-cell office:value-type="date" office:date-value="2024-10-01" calcext:value-type="date">
            <text:p>2024-10-01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79085be3-a239-4e55-842e-c263959ae7e2</text:p>
          </table:table-cell>
          <table:table-cell office:value-type="string" calcext:value-type="string">
            <text:p>DH0007332</text:p>
          </table:table-cell>
          <table:table-cell office:value-type="date" office:date-value="2024-10-01T14:07:56" calcext:value-type="date">
            <text:p>2024-10-01T14:07:56</text:p>
          </table:table-cell>
          <table:table-cell office:value-type="date" office:date-value="2024-10-01T14:20:35" calcext:value-type="date">
            <text:p>2024-10-01T14:20:35</text:p>
          </table:table-cell>
          <table:table-cell office:value-type="string" calcext:value-type="string">
            <text:p>Kế toán xuất hóa đơn sau, kinh doanh sẽ báo, xuất theo khách lẻ , khách không lấy hóa đơn</text:p>
          </table:table-cell>
          <table:table-cell office:value-type="date" office:date-value="2024-10-01" calcext:value-type="date">
            <text:p>2024-10-01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64fc1708-6e45-4bbc-bd8c-0c671ff02e02</text:p>
          </table:table-cell>
          <table:table-cell office:value-type="string" calcext:value-type="string">
            <text:p>DH0007331</text:p>
          </table:table-cell>
          <table:table-cell office:value-type="date" office:date-value="2024-10-01T13:47:13" calcext:value-type="date">
            <text:p>2024-10-01T13:47:13</text:p>
          </table:table-cell>
          <table:table-cell office:value-type="date" office:date-value="2024-10-01T13:51:36" calcext:value-type="date">
            <text:p>2024-10-01T13:51:36</text:p>
          </table:table-cell>
          <table:table-cell office:value-type="string" calcext:value-type="string">
            <text:p>XHĐ Kèm hàng + HSTT, Kế toán note số PO: 4200401508 dưới tên sp.</text:p>
            <text:p/>
            <text:p>HSTT gồm: 1 hóa đơn, 1 ĐNTT có mộc (theo yêu cầu), 1 BBNH, 1 PO có mộc.</text:p>
          </table:table-cell>
          <table:table-cell office:value-type="date" office:date-value="2024-10-01" calcext:value-type="date">
            <text:p>2024-10-01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a33ace39-db35-4e97-8a45-d4323dd1daf2</text:p>
          </table:table-cell>
          <table:table-cell office:value-type="string" calcext:value-type="string">
            <text:p>DH0007330</text:p>
          </table:table-cell>
          <table:table-cell office:value-type="date" office:date-value="2024-10-01T13:30:50" calcext:value-type="date">
            <text:p>2024-10-01T13:30:50</text:p>
          </table:table-cell>
          <table:table-cell office:value-type="date" office:date-value="2024-10-02T08:18:57" calcext:value-type="date">
            <text:p>2024-10-02T08:18:57</text:p>
          </table:table-cell>
          <table:table-cell office:value-type="string" calcext:value-type="string">
            <text:p>KHĐ, đã ck</text:p>
          </table:table-cell>
          <table:table-cell office:value-type="date" office:date-value="2024-10-02" calcext:value-type="date">
            <text:p>2024-10-02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64844597-985a-42ad-8196-1dc2365ea25e</text:p>
          </table:table-cell>
          <table:table-cell office:value-type="string" calcext:value-type="string">
            <text:p>DH0007329</text:p>
          </table:table-cell>
          <table:table-cell office:value-type="date" office:date-value="2024-10-01T11:29:46" calcext:value-type="date">
            <text:p>2024-10-01T11:29:46</text:p>
          </table:table-cell>
          <table:table-cell office:value-type="date" office:date-value="2024-10-01T13:19:44" calcext:value-type="date">
            <text:p>2024-10-01T13:19:44</text:p>
          </table:table-cell>
          <table:table-cell office:value-type="string" calcext:value-type="string">
            <text:p>Kế toán xuất hóa đơn sau (kinh doanh sẽ báo), nhờ kế toán note thêm tên shop và mã Đơn hàng dưới tên sản phẩm như sau: (S00000943, 369361968)</text:p>
          </table:table-cell>
          <table:table-cell office:value-type="date" office:date-value="2024-10-01" calcext:value-type="date">
            <text:p>2024-10-01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6d2deada-e504-423c-bc1f-b743400cfca6</text:p>
          </table:table-cell>
          <table:table-cell office:value-type="string" calcext:value-type="string">
            <text:p>DH0007328</text:p>
          </table:table-cell>
          <table:table-cell office:value-type="date" office:date-value="2024-10-01T10:48:22" calcext:value-type="date">
            <text:p>2024-10-01T10:48:22</text:p>
          </table:table-cell>
          <table:table-cell office:value-type="date" office:date-value="2024-10-01T13:35:11" calcext:value-type="date">
            <text:p>2024-10-01T13:35:11</text:p>
          </table:table-cell>
          <table:table-cell office:value-type="string" calcext:value-type="string">
            <text:p>'00'</text:p>
          </table:table-cell>
          <table:table-cell office:value-type="date" office:date-value="2024-10-01" calcext:value-type="date">
            <text:p>2024-10-01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5a84a7af-c42c-4800-bc0a-6d8d63a89cd9</text:p>
          </table:table-cell>
          <table:table-cell office:value-type="string" calcext:value-type="string">
            <text:p>DH0007327</text:p>
          </table:table-cell>
          <table:table-cell office:value-type="date" office:date-value="2024-10-01T10:20:58" calcext:value-type="date">
            <text:p>2024-10-01T10:20:58</text:p>
          </table:table-cell>
          <table:table-cell office:value-type="date" office:date-value="2024-10-01T10:30:01" calcext:value-type="date">
            <text:p>2024-10-01T10:30:01</text:p>
          </table:table-cell>
          <table:table-cell office:value-type="string" calcext:value-type="string">
            <text:p>XHĐ. <text:s/>Kế toán xuất hoá đơn "Dầu Mát-xa Toàn Thân 1000ml" xuất tên thành "Tinh Dầu Cam" 1lit giá 979,000đ</text:p>
          </table:table-cell>
          <table:table-cell office:value-type="date" office:date-value="2024-10-01" calcext:value-type="date">
            <text:p>2024-10-01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bfe2f160-2328-41b0-a6ee-056cd96156e6</text:p>
          </table:table-cell>
          <table:table-cell office:value-type="string" calcext:value-type="string">
            <text:p>DH0007326</text:p>
          </table:table-cell>
          <table:table-cell office:value-type="date" office:date-value="2024-10-01T10:10:24" calcext:value-type="date">
            <text:p>2024-10-01T10:10:24</text:p>
          </table:table-cell>
          <table:table-cell office:value-type="date" office:date-value="2024-10-02T13:25:27" calcext:value-type="date">
            <text:p>2024-10-02T13:25:27</text:p>
          </table:table-cell>
          <table:table-cell office:value-type="string" calcext:value-type="string">
            <text:p>KHĐ</text:p>
          </table:table-cell>
          <table:table-cell office:value-type="date" office:date-value="2024-10-02" calcext:value-type="date">
            <text:p>2024-10-02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56fbf06e-0771-4e2c-ab98-f246ec4dd4c7</text:p>
          </table:table-cell>
          <table:table-cell office:value-type="string" calcext:value-type="string">
            <text:p>DH0007325</text:p>
          </table:table-cell>
          <table:table-cell office:value-type="date" office:date-value="2024-10-01T10:02:33" calcext:value-type="date">
            <text:p>2024-10-01T10:02:33</text:p>
          </table:table-cell>
          <table:table-cell office:value-type="date" office:date-value="2024-10-01T15:02:37" calcext:value-type="date">
            <text:p>2024-10-01T15:02:37</text:p>
          </table:table-cell>
          <table:table-cell office:value-type="string" calcext:value-type="string">
            <text:p>XHĐ, kế toán xuất hđ tên sản phẩm: Tinh dầu xông</text:p>
          </table:table-cell>
          <table:table-cell office:value-type="date" office:date-value="2024-10-01" calcext:value-type="date">
            <text:p>2024-10-01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69ad740b-04fb-4097-8904-9fdec4fb4884</text:p>
          </table:table-cell>
          <table:table-cell office:value-type="string" calcext:value-type="string">
            <text:p>DH0007324</text:p>
          </table:table-cell>
          <table:table-cell office:value-type="date" office:date-value="2024-10-01T09:15:43" calcext:value-type="date">
            <text:p>2024-10-01T09:15:43</text:p>
          </table:table-cell>
          <table:table-cell office:value-type="date" office:date-value="2024-10-01T13:19:53" calcext:value-type="date">
            <text:p>2024-10-01T13:19:53</text:p>
          </table:table-cell>
          <table:table-cell office:value-type="string" calcext:value-type="string">
            <text:p>Kế toán xuất hóa đơn sau (KD sẽ báo)</text:p>
          </table:table-cell>
          <table:table-cell office:value-type="date" office:date-value="2024-10-01" calcext:value-type="date">
            <text:p>2024-10-01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9ba3f858-2c83-4b8a-b2cc-6290239a5956</text:p>
          </table:table-cell>
          <table:table-cell office:value-type="string" calcext:value-type="string">
            <text:p>DH0007323</text:p>
          </table:table-cell>
          <table:table-cell office:value-type="date" office:date-value="2024-10-01T09:14:29" calcext:value-type="date">
            <text:p>2024-10-01T09:14:29</text:p>
          </table:table-cell>
          <table:table-cell office:value-type="date" office:date-value="2024-10-01T09:31:52" calcext:value-type="date">
            <text:p>2024-10-01T09:31:52</text:p>
          </table:table-cell>
          <table:table-cell office:value-type="string" calcext:value-type="string">
            <text:p>XHĐ, Kế toán xuất hđ tên sp và thông tin như trên PO, note số PO dưới tên sp.</text:p>
            <text:p>PO: 1BB3R00013943</text:p>
            <text:p>Hóa đơn thể hiện: "Họ và tên người mua hàng: Khách Sạn Sheraton Hải Phòng" (áp dụng từ ngày 16/05/2024)</text:p>
            <text:p/>
            <text:p>Thông tin nhận HSTT: Vũ Thị Thu Hường – 0973864711</text:p>
            <text:p>Huong.Vu@Sheraton.com</text:p>
            <text:p>Dung.Do@Sheraton.com</text:p>
            <text:p/>
            <text:p>(Hồ sơ gửi quầy Bell sảnh chính) Khách sạn Sheraton Hải Phòng, KĐT Vinhomes Imperia, số 1 đường Hà Nội, Phường Thượng Lý, Quận Hồng Bàng, Hải Phòng</text:p>
          </table:table-cell>
          <table:table-cell office:value-type="date" office:date-value="2024-10-01" calcext:value-type="date">
            <text:p>2024-10-01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6223f3f2-f96a-4e84-8482-7fdd588ce3e8</text:p>
          </table:table-cell>
          <table:table-cell office:value-type="string" calcext:value-type="string">
            <text:p>DH0007322</text:p>
          </table:table-cell>
          <table:table-cell office:value-type="date" office:date-value="2024-10-01T08:44:41" calcext:value-type="date">
            <text:p>2024-10-01T08:44:41</text:p>
          </table:table-cell>
          <table:table-cell office:value-type="date" office:date-value="2024-10-01T09:34:12" calcext:value-type="date">
            <text:p>2024-10-01T09:34:12</text:p>
          </table:table-cell>
          <table:table-cell/>
          <table:table-cell office:value-type="date" office:date-value="2024-10-01" calcext:value-type="date">
            <text:p>2024-10-01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a934b3da-d823-4fb7-9a2c-3e038dbc8bf7</text:p>
          </table:table-cell>
          <table:table-cell office:value-type="string" calcext:value-type="string">
            <text:p>DH0007321</text:p>
          </table:table-cell>
          <table:table-cell office:value-type="date" office:date-value="2024-10-01T08:40:52" calcext:value-type="date">
            <text:p>2024-10-01T08:40:52</text:p>
          </table:table-cell>
          <table:table-cell office:value-type="date" office:date-value="2024-10-02T08:13:14" calcext:value-type="date">
            <text:p>2024-10-02T08:13:14</text:p>
          </table:table-cell>
          <table:table-cell office:value-type="string" calcext:value-type="string">
            <text:p>KHĐ</text:p>
          </table:table-cell>
          <table:table-cell office:value-type="date" office:date-value="2024-10-02" calcext:value-type="date">
            <text:p>2024-10-02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9e5976a6-7434-4b9f-af27-6503edd41a26</text:p>
          </table:table-cell>
          <table:table-cell office:value-type="string" calcext:value-type="string">
            <text:p>DH0007320</text:p>
          </table:table-cell>
          <table:table-cell office:value-type="date" office:date-value="2024-10-01T08:28:51" calcext:value-type="date">
            <text:p>2024-10-01T08:28:51</text:p>
          </table:table-cell>
          <table:table-cell office:value-type="date" office:date-value="2024-10-01T09:43:51" calcext:value-type="date">
            <text:p>2024-10-01T09:43:51</text:p>
          </table:table-cell>
          <table:table-cell office:value-type="string" calcext:value-type="string">
            <text:p>XHĐ và gửi qua mail: YOQ.EIV@ITS-SOLUTION.VN</text:p>
            <text:p/>
            <text:p>PO: 5100168053</text:p>
            <text:p>PR: 1100129615</text:p>
            <text:p/>
            <text:p>HSTT gồm: 1 hóa đơn + ĐNTT có mộc gửi file cứng cho Chị Chung.</text:p>
          </table:table-cell>
          <table:table-cell office:value-type="date" office:date-value="2024-10-01" calcext:value-type="date">
            <text:p>2024-10-01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d3a50b11-43ff-410d-a57e-bd187f08e236</text:p>
          </table:table-cell>
          <table:table-cell office:value-type="string" calcext:value-type="string">
            <text:p>DH0007319</text:p>
          </table:table-cell>
          <table:table-cell office:value-type="date" office:date-value="2024-10-01T08:14:51" calcext:value-type="date">
            <text:p>2024-10-01T08:14:51</text:p>
          </table:table-cell>
          <table:table-cell office:value-type="date" office:date-value="2024-10-01T08:31:33" calcext:value-type="date">
            <text:p>2024-10-01T08:31:33</text:p>
          </table:table-cell>
          <table:table-cell office:value-type="string" calcext:value-type="string">
            <text:p>Kế toán xuất hóa đơn sau (kinh doanh sẽ báo), nhờ kế toán note thêm tên shop và mã đơn hàng dưới tên sản phẩm như sau: (biyokea.com.vn, <text:s/>240930BEF65C67)</text:p>
          </table:table-cell>
          <table:table-cell office:value-type="date" office:date-value="2024-10-01" calcext:value-type="date">
            <text:p>2024-10-01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6d426ad9-99b8-4ddc-ab83-2abdc14365cf</text:p>
          </table:table-cell>
          <table:table-cell office:value-type="string" calcext:value-type="string">
            <text:p>DH0007318</text:p>
          </table:table-cell>
          <table:table-cell office:value-type="date" office:date-value="2024-10-01T08:11:37" calcext:value-type="date">
            <text:p>2024-10-01T08:11:37</text:p>
          </table:table-cell>
          <table:table-cell office:value-type="date" office:date-value="2024-10-01T08:31:15" calcext:value-type="date">
            <text:p>2024-10-01T08:31:15</text:p>
          </table:table-cell>
          <table:table-cell office:value-type="string" calcext:value-type="string">
            <text:p>Kế toán xuất hóa đơn sau (kinh doanh sẽ báo), nhờ kế toán note thêm tên shop và mã đơn hàng dưới tên sản phẩm như sau: (biyokea.com.vn, <text:s/>240930BVTNWGX5)</text:p>
          </table:table-cell>
          <table:table-cell office:value-type="date" office:date-value="2024-10-01" calcext:value-type="date">
            <text:p>2024-10-01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c63cc6f3-9dec-4820-9b45-821a2a6e413b</text:p>
          </table:table-cell>
          <table:table-cell office:value-type="string" calcext:value-type="string">
            <text:p>DH0007317</text:p>
          </table:table-cell>
          <table:table-cell office:value-type="date" office:date-value="2024-10-01T08:11:18" calcext:value-type="date">
            <text:p>2024-10-01T08:11:18</text:p>
          </table:table-cell>
          <table:table-cell office:value-type="date" office:date-value="2024-10-01T08:30:36" calcext:value-type="date">
            <text:p>2024-10-01T08:30:36</text:p>
          </table:table-cell>
          <table:table-cell office:value-type="string" calcext:value-type="string">
            <text:p>XHĐ, ck sau khi nhận hàng</text:p>
          </table:table-cell>
          <table:table-cell office:value-type="date" office:date-value="2024-10-01" calcext:value-type="date">
            <text:p>2024-10-01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a53ae592-3590-419c-9699-b27ae75b6608</text:p>
          </table:table-cell>
          <table:table-cell office:value-type="string" calcext:value-type="string">
            <text:p>DH0007316</text:p>
          </table:table-cell>
          <table:table-cell office:value-type="date" office:date-value="2024-09-30T17:02:18" calcext:value-type="date">
            <text:p>2024-09-30T17:02:18</text:p>
          </table:table-cell>
          <table:table-cell office:value-type="date" office:date-value="2024-10-01T10:13:48" calcext:value-type="date">
            <text:p>2024-10-01T10:13:48</text:p>
          </table:table-cell>
          <table:table-cell office:value-type="string" calcext:value-type="string">
            <text:p>KHĐ.</text:p>
          </table:table-cell>
          <table:table-cell office:value-type="date" office:date-value="2024-10-01" calcext:value-type="date">
            <text:p>2024-10-01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c8cd50d5-de4a-4b00-ac72-e7261acab1a3</text:p>
          </table:table-cell>
          <table:table-cell office:value-type="string" calcext:value-type="string">
            <text:p>DH0007315</text:p>
          </table:table-cell>
          <table:table-cell office:value-type="date" office:date-value="2024-09-30T16:38:58" calcext:value-type="date">
            <text:p>2024-09-30T16:38:58</text:p>
          </table:table-cell>
          <table:table-cell office:value-type="date" office:date-value="2024-10-01T08:31:06" calcext:value-type="date">
            <text:p>2024-10-01T08:31:06</text:p>
          </table:table-cell>
          <table:table-cell office:value-type="string" calcext:value-type="string">
            <text:p>KHĐ</text:p>
          </table:table-cell>
          <table:table-cell office:value-type="date" office:date-value="2024-10-01" calcext:value-type="date">
            <text:p>2024-10-01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3b634d36-29d1-4dff-97d3-a6e3043d3d17</text:p>
          </table:table-cell>
          <table:table-cell office:value-type="string" calcext:value-type="string">
            <text:p>DH0007314</text:p>
          </table:table-cell>
          <table:table-cell office:value-type="date" office:date-value="2024-09-30T16:16:24" calcext:value-type="date">
            <text:p>2024-09-30T16:16:24</text:p>
          </table:table-cell>
          <table:table-cell office:value-type="date" office:date-value="2024-09-30T16:20:24" calcext:value-type="date">
            <text:p>2024-09-30T16:20:24</text:p>
          </table:table-cell>
          <table:table-cell/>
          <table:table-cell office:value-type="date" office:date-value="2024-09-30" calcext:value-type="date">
            <text:p>2024-09-30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cc373d61-109f-4c98-a738-a91ebe6a34c3</text:p>
          </table:table-cell>
          <table:table-cell office:value-type="string" calcext:value-type="string">
            <text:p>DH0007313</text:p>
          </table:table-cell>
          <table:table-cell office:value-type="date" office:date-value="2024-09-30T15:51:18" calcext:value-type="date">
            <text:p>2024-09-30T15:51:18</text:p>
          </table:table-cell>
          <table:table-cell office:value-type="date" office:date-value="2024-10-01T08:30:56" calcext:value-type="date">
            <text:p>2024-10-01T08:30:56</text:p>
          </table:table-cell>
          <table:table-cell office:value-type="string" calcext:value-type="string">
            <text:p>XHĐ kèm hàng (KT xuất hóa đơn có kèm Tên Người Mua Hàng: Renaissance Riverside Hotel Saigon)</text:p>
          </table:table-cell>
          <table:table-cell office:value-type="date" office:date-value="2024-10-01" calcext:value-type="date">
            <text:p>2024-10-01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487d882c-5677-47cf-8e97-f3344857f778</text:p>
          </table:table-cell>
          <table:table-cell office:value-type="string" calcext:value-type="string">
            <text:p>DH0007311</text:p>
          </table:table-cell>
          <table:table-cell office:value-type="date" office:date-value="2024-09-30T14:56:16" calcext:value-type="date">
            <text:p>2024-09-30T14:56:16</text:p>
          </table:table-cell>
          <table:table-cell office:value-type="date" office:date-value="2024-09-30T14:58:41" calcext:value-type="date">
            <text:p>2024-09-30T14:58:41</text:p>
          </table:table-cell>
          <table:table-cell office:value-type="string" calcext:value-type="string">
            <text:p>Kế toán xuất hóa đơn sau, kinh doanh sẽ báo, xuất theo thông tin khách lẻ, khách không lấy hóa đơn</text:p>
          </table:table-cell>
          <table:table-cell office:value-type="date" office:date-value="2024-09-30" calcext:value-type="date">
            <text:p>2024-09-30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69cb5231-98e4-4e8a-a941-f8fc4e4cc833</text:p>
          </table:table-cell>
          <table:table-cell office:value-type="string" calcext:value-type="string">
            <text:p>DH0007310</text:p>
          </table:table-cell>
          <table:table-cell office:value-type="date" office:date-value="2024-09-30T14:32:45" calcext:value-type="date">
            <text:p>2024-09-30T14:32:45</text:p>
          </table:table-cell>
          <table:table-cell office:value-type="date" office:date-value="2024-09-30T14:58:58" calcext:value-type="date">
            <text:p>2024-09-30T14:58:58</text:p>
          </table:table-cell>
          <table:table-cell/>
          <table:table-cell office:value-type="date" office:date-value="2024-09-30" calcext:value-type="date">
            <text:p>2024-09-30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834baa16-223d-456a-9902-af258c5b2206</text:p>
          </table:table-cell>
          <table:table-cell office:value-type="string" calcext:value-type="string">
            <text:p>DH0007309</text:p>
          </table:table-cell>
          <table:table-cell office:value-type="date" office:date-value="2024-09-30T14:29:21" calcext:value-type="date">
            <text:p>2024-09-30T14:29:21</text:p>
          </table:table-cell>
          <table:table-cell office:value-type="date" office:date-value="2024-09-30T14:58:50" calcext:value-type="date">
            <text:p>2024-09-30T14:58:50</text:p>
          </table:table-cell>
          <table:table-cell/>
          <table:table-cell office:value-type="date" office:date-value="2024-09-30" calcext:value-type="date">
            <text:p>2024-09-30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fd5a0258-9ae3-4864-99b4-02919a3edd7d</text:p>
          </table:table-cell>
          <table:table-cell office:value-type="string" calcext:value-type="string">
            <text:p>DH0007308</text:p>
          </table:table-cell>
          <table:table-cell office:value-type="date" office:date-value="2024-09-30T13:19:50" calcext:value-type="date">
            <text:p>2024-09-30T13:19:50</text:p>
          </table:table-cell>
          <table:table-cell office:value-type="date" office:date-value="2024-09-30T13:35:08" calcext:value-type="date">
            <text:p>2024-09-30T13:35:08</text:p>
          </table:table-cell>
          <table:table-cell office:value-type="string" calcext:value-type="string">
            <text:p>Xuất HĐ đầu tháng 10 (KD sẽ báo).</text:p>
          </table:table-cell>
          <table:table-cell office:value-type="date" office:date-value="2024-09-30" calcext:value-type="date">
            <text:p>2024-09-30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31a62ca4-e9d2-47df-8b02-fbcc290d0778</text:p>
          </table:table-cell>
          <table:table-cell office:value-type="string" calcext:value-type="string">
            <text:p>DH0007307</text:p>
          </table:table-cell>
          <table:table-cell office:value-type="date" office:date-value="2024-09-30T10:39:31" calcext:value-type="date">
            <text:p>2024-09-30T10:39:31</text:p>
          </table:table-cell>
          <table:table-cell office:value-type="date" office:date-value="2024-09-30T10:45:25" calcext:value-type="date">
            <text:p>2024-09-30T10:45:25</text:p>
          </table:table-cell>
          <table:table-cell office:value-type="string" calcext:value-type="string">
            <text:p>Kế toán xuất hóa đơn sau (kinh doanh sẽ báo), nhờ kế toán note thêm tên shop và mã đơn hàng dưới tên sản phẩm như sau: (biyokea.com.vn, <text:s/>240930AMD9CGUN)</text:p>
          </table:table-cell>
          <table:table-cell office:value-type="date" office:date-value="2024-09-30" calcext:value-type="date">
            <text:p>2024-09-30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c3b3aacb-5bf8-4dcc-9c9e-bd557b97bf2a</text:p>
          </table:table-cell>
          <table:table-cell office:value-type="string" calcext:value-type="string">
            <text:p>DH0007306</text:p>
          </table:table-cell>
          <table:table-cell office:value-type="date" office:date-value="2024-09-30T10:19:20" calcext:value-type="date">
            <text:p>2024-09-30T10:19:20</text:p>
          </table:table-cell>
          <table:table-cell office:value-type="date" office:date-value="2024-09-30T10:45:44" calcext:value-type="date">
            <text:p>2024-09-30T10:45:44</text:p>
          </table:table-cell>
          <table:table-cell office:value-type="string" calcext:value-type="string">
            <text:p>KHĐ</text:p>
          </table:table-cell>
          <table:table-cell office:value-type="date" office:date-value="2024-09-30" calcext:value-type="date">
            <text:p>2024-09-30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393a35b7-a886-40f0-aa47-232c8b6b89f6</text:p>
          </table:table-cell>
          <table:table-cell office:value-type="string" calcext:value-type="string">
            <text:p>DH0007305</text:p>
          </table:table-cell>
          <table:table-cell office:value-type="date" office:date-value="2024-09-30T09:28:32" calcext:value-type="date">
            <text:p>2024-09-30T09:28:32</text:p>
          </table:table-cell>
          <table:table-cell office:value-type="date" office:date-value="2024-09-30T09:56:35" calcext:value-type="date">
            <text:p>2024-09-30T09:56:35</text:p>
          </table:table-cell>
          <table:table-cell office:value-type="string" calcext:value-type="string">
            <text:p>Xuất HĐ sau khi nhận hàng (KD sẽ báo)</text:p>
          </table:table-cell>
          <table:table-cell office:value-type="date" office:date-value="2024-09-30" calcext:value-type="date">
            <text:p>2024-09-30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c7c5112f-6c1e-49d9-9139-7a611599aea0</text:p>
          </table:table-cell>
          <table:table-cell office:value-type="string" calcext:value-type="string">
            <text:p>DH0007304</text:p>
          </table:table-cell>
          <table:table-cell office:value-type="date" office:date-value="2024-09-30T09:24:55" calcext:value-type="date">
            <text:p>2024-09-30T09:24:55</text:p>
          </table:table-cell>
          <table:table-cell office:value-type="date" office:date-value="2024-09-30T09:25:31" calcext:value-type="date">
            <text:p>2024-09-30T09:25:31</text:p>
          </table:table-cell>
          <table:table-cell office:value-type="string" calcext:value-type="string">
            <text:p>Kế toán xuất hóa đơn sau (kinh doanh sẽ báo), nhờ kế toán note thêm tên shop và mã Đơn hàng dưới tên sản phẩm như sau: (VN118PZ, 491807398507893)</text:p>
          </table:table-cell>
          <table:table-cell office:value-type="date" office:date-value="2024-09-30" calcext:value-type="date">
            <text:p>2024-09-30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5ee45d98-4326-482a-a1de-c07a814a4de5</text:p>
          </table:table-cell>
          <table:table-cell office:value-type="string" calcext:value-type="string">
            <text:p>DH0007303</text:p>
          </table:table-cell>
          <table:table-cell office:value-type="date" office:date-value="2024-09-30T09:20:47" calcext:value-type="date">
            <text:p>2024-09-30T09:20:47</text:p>
          </table:table-cell>
          <table:table-cell office:value-type="date" office:date-value="2024-09-30T09:28:04" calcext:value-type="date">
            <text:p>2024-09-30T09:28:04</text:p>
          </table:table-cell>
          <table:table-cell/>
          <table:table-cell office:value-type="date" office:date-value="2024-09-30" calcext:value-type="date">
            <text:p>2024-09-30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acfc1289-8917-4302-b27b-9edf5f58463a</text:p>
          </table:table-cell>
          <table:table-cell office:value-type="string" calcext:value-type="string">
            <text:p>DH0007302</text:p>
          </table:table-cell>
          <table:table-cell office:value-type="date" office:date-value="2024-09-30T08:59:25" calcext:value-type="date">
            <text:p>2024-09-30T08:59:25</text:p>
          </table:table-cell>
          <table:table-cell office:value-type="date" office:date-value="2024-09-30T09:00:27" calcext:value-type="date">
            <text:p>2024-09-30T09:00:27</text:p>
          </table:table-cell>
          <table:table-cell office:value-type="string" calcext:value-type="string">
            <text:p>Kế toán xuất hóa đơn sau, kinh doanh sẽ báo. Xuất theo thông tin khách lẻ, khách không lấy hóa đơn</text:p>
          </table:table-cell>
          <table:table-cell office:value-type="date" office:date-value="2024-09-30" calcext:value-type="date">
            <text:p>2024-09-30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32010a7f-2f36-4840-9723-efb305758507</text:p>
          </table:table-cell>
          <table:table-cell office:value-type="string" calcext:value-type="string">
            <text:p>DH0007301</text:p>
          </table:table-cell>
          <table:table-cell office:value-type="date" office:date-value="2024-09-30T08:49:28" calcext:value-type="date">
            <text:p>2024-09-30T08:49:28</text:p>
          </table:table-cell>
          <table:table-cell office:value-type="date" office:date-value="2024-09-30T08:57:19" calcext:value-type="date">
            <text:p>2024-09-30T08:57:19</text:p>
          </table:table-cell>
          <table:table-cell/>
          <table:table-cell office:value-type="date" office:date-value="2024-09-30" calcext:value-type="date">
            <text:p>2024-09-30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b25542c0-97cb-4327-b777-b0bac531c419</text:p>
          </table:table-cell>
          <table:table-cell office:value-type="string" calcext:value-type="string">
            <text:p>DH0007300</text:p>
          </table:table-cell>
          <table:table-cell office:value-type="date" office:date-value="2024-09-30T08:48:53" calcext:value-type="date">
            <text:p>2024-09-30T08:48:53</text:p>
          </table:table-cell>
          <table:table-cell office:value-type="date" office:date-value="2024-09-30T09:25:41" calcext:value-type="date">
            <text:p>2024-09-30T09:25:41</text:p>
          </table:table-cell>
          <table:table-cell office:value-type="string" calcext:value-type="string">
            <text:p>KHĐ</text:p>
          </table:table-cell>
          <table:table-cell office:value-type="date" office:date-value="2024-09-30" calcext:value-type="date">
            <text:p>2024-09-30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d4466f8a-e7eb-4ebf-b2a1-9e70afeeaafa</text:p>
          </table:table-cell>
          <table:table-cell office:value-type="string" calcext:value-type="string">
            <text:p>DH0007299</text:p>
          </table:table-cell>
          <table:table-cell office:value-type="date" office:date-value="2024-09-30T08:39:39" calcext:value-type="date">
            <text:p>2024-09-30T08:39:39</text:p>
          </table:table-cell>
          <table:table-cell office:value-type="date" office:date-value="2024-09-30T08:41:24" calcext:value-type="date">
            <text:p>2024-09-30T08:41:24</text:p>
          </table:table-cell>
          <table:table-cell office:value-type="string" calcext:value-type="string">
            <text:p>Kế toán xuất hóa đơn sau (kinh doanh sẽ báo), nhờ kế toán note thêm tên shop và mã đơn hàng dưới tên sản phẩm như sau: (biyokea.com.vn, 2409299BG4CWJG)</text:p>
          </table:table-cell>
          <table:table-cell office:value-type="date" office:date-value="2024-09-30" calcext:value-type="date">
            <text:p>2024-09-30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eb099688-ed86-4e3c-9d17-363ff452c83d</text:p>
          </table:table-cell>
          <table:table-cell office:value-type="string" calcext:value-type="string">
            <text:p>DH0007298</text:p>
          </table:table-cell>
          <table:table-cell office:value-type="date" office:date-value="2024-09-30T08:34:22" calcext:value-type="date">
            <text:p>2024-09-30T08:34:22</text:p>
          </table:table-cell>
          <table:table-cell office:value-type="date" office:date-value="2024-09-30T08:41:16" calcext:value-type="date">
            <text:p>2024-09-30T08:41:16</text:p>
          </table:table-cell>
          <table:table-cell office:value-type="string" calcext:value-type="string">
            <text:p>Kế toán xuất hóa đơn sau (kinh doanh sẽ báo), nhờ kế toán note thêm tên shop và mã đơn hàng dưới tên sản phẩm như sau: (biyokea.com.vn, 2409299AUP4XEB)</text:p>
          </table:table-cell>
          <table:table-cell office:value-type="date" office:date-value="2024-09-30" calcext:value-type="date">
            <text:p>2024-09-30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b4d5eea1-a26a-45bd-a06c-9f1141084875</text:p>
          </table:table-cell>
          <table:table-cell office:value-type="string" calcext:value-type="string">
            <text:p>DH0007297</text:p>
          </table:table-cell>
          <table:table-cell office:value-type="date" office:date-value="2024-09-30T08:30:47" calcext:value-type="date">
            <text:p>2024-09-30T08:30:47</text:p>
          </table:table-cell>
          <table:table-cell office:value-type="date" office:date-value="2024-09-30T08:41:07" calcext:value-type="date">
            <text:p>2024-09-30T08:41:07</text:p>
          </table:table-cell>
          <table:table-cell office:value-type="string" calcext:value-type="string">
            <text:p>Kế toán xuất hóa đơn sau (kinh doanh sẽ báo), nhờ kế toán note thêm tên shop và mã đơn hàng dưới tên sản phẩm như sau: (biyokea.com.vn, 2409298RSKNXK3)</text:p>
          </table:table-cell>
          <table:table-cell office:value-type="date" office:date-value="2024-09-30" calcext:value-type="date">
            <text:p>2024-09-30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ada05fbc-313f-43ff-adee-15ae0238cc9c</text:p>
          </table:table-cell>
          <table:table-cell office:value-type="string" calcext:value-type="string">
            <text:p>DH0007296</text:p>
          </table:table-cell>
          <table:table-cell office:value-type="date" office:date-value="2024-09-30T08:26:56" calcext:value-type="date">
            <text:p>2024-09-30T08:26:56</text:p>
          </table:table-cell>
          <table:table-cell office:value-type="date" office:date-value="2024-09-30T08:28:05" calcext:value-type="date">
            <text:p>2024-09-30T08:28:05</text:p>
          </table:table-cell>
          <table:table-cell office:value-type="string" calcext:value-type="string">
            <text:p>Kế toán xuất hóa đơn sau (kinh doanh sẽ báo), nhờ kế toán note thêm tên shop và mã đơn hàng dưới tên sản phẩm như sau: (biyokea.com.vn, 24092984UATWTD)</text:p>
          </table:table-cell>
          <table:table-cell office:value-type="date" office:date-value="2024-09-30" calcext:value-type="date">
            <text:p>2024-09-30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3f507eaf-d56e-42a1-9ec6-b18010f9c4ce</text:p>
          </table:table-cell>
          <table:table-cell office:value-type="string" calcext:value-type="string">
            <text:p>DH0007295</text:p>
          </table:table-cell>
          <table:table-cell office:value-type="date" office:date-value="2024-09-30T08:25:04" calcext:value-type="date">
            <text:p>2024-09-30T08:25:04</text:p>
          </table:table-cell>
          <table:table-cell office:value-type="date" office:date-value="2024-09-30T09:22:23" calcext:value-type="date">
            <text:p>2024-09-30T09:22:23</text:p>
          </table:table-cell>
          <table:table-cell office:value-type="string" calcext:value-type="string">
            <text:p>'00'</text:p>
          </table:table-cell>
          <table:table-cell office:value-type="date" office:date-value="2024-09-30" calcext:value-type="date">
            <text:p>2024-09-30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82493a99-d020-426e-9d78-49a1274a7562</text:p>
          </table:table-cell>
          <table:table-cell office:value-type="string" calcext:value-type="string">
            <text:p>DH0007294</text:p>
          </table:table-cell>
          <table:table-cell office:value-type="date" office:date-value="2024-09-30T08:18:25" calcext:value-type="date">
            <text:p>2024-09-30T08:18:25</text:p>
          </table:table-cell>
          <table:table-cell office:value-type="date" office:date-value="2024-09-30T08:19:32" calcext:value-type="date">
            <text:p>2024-09-30T08:19:32</text:p>
          </table:table-cell>
          <table:table-cell office:value-type="string" calcext:value-type="string">
            <text:p>KHĐ</text:p>
          </table:table-cell>
          <table:table-cell office:value-type="date" office:date-value="2024-09-30" calcext:value-type="date">
            <text:p>2024-09-30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f7564e79-e341-42b6-a79c-d29932bbfcdd</text:p>
          </table:table-cell>
          <table:table-cell office:value-type="string" calcext:value-type="string">
            <text:p>DH0007293</text:p>
          </table:table-cell>
          <table:table-cell office:value-type="date" office:date-value="2024-09-30T08:09:47" calcext:value-type="date">
            <text:p>2024-09-30T08:09:47</text:p>
          </table:table-cell>
          <table:table-cell office:value-type="date" office:date-value="2024-09-30T08:28:22" calcext:value-type="date">
            <text:p>2024-09-30T08:28:22</text:p>
          </table:table-cell>
          <table:table-cell office:value-type="string" calcext:value-type="string">
            <text:p>KHĐ.</text:p>
          </table:table-cell>
          <table:table-cell office:value-type="date" office:date-value="2024-09-30" calcext:value-type="date">
            <text:p>2024-09-30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c91aad87-692f-46eb-85fc-495c65e58649</text:p>
          </table:table-cell>
          <table:table-cell office:value-type="string" calcext:value-type="string">
            <text:p>DH0007292</text:p>
          </table:table-cell>
          <table:table-cell office:value-type="date" office:date-value="2024-09-30T08:06:59" calcext:value-type="date">
            <text:p>2024-09-30T08:06:59</text:p>
          </table:table-cell>
          <table:table-cell office:value-type="date" office:date-value="2024-09-30T08:27:43" calcext:value-type="date">
            <text:p>2024-09-30T08:27:43</text:p>
          </table:table-cell>
          <table:table-cell office:value-type="string" calcext:value-type="string">
            <text:p>KHĐ.</text:p>
          </table:table-cell>
          <table:table-cell office:value-type="date" office:date-value="2024-09-30" calcext:value-type="date">
            <text:p>2024-09-30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ede852ce-4617-4eff-88e4-953041cac109</text:p>
          </table:table-cell>
          <table:table-cell office:value-type="string" calcext:value-type="string">
            <text:p>DH0007291</text:p>
          </table:table-cell>
          <table:table-cell office:value-type="date" office:date-value="2024-09-30T08:05:51" calcext:value-type="date">
            <text:p>2024-09-30T08:05:51</text:p>
          </table:table-cell>
          <table:table-cell office:value-type="date" office:date-value="2024-09-30T10:51:40" calcext:value-type="date">
            <text:p>2024-09-30T10:51:40</text:p>
          </table:table-cell>
          <table:table-cell office:value-type="string" calcext:value-type="string">
            <text:p>KHĐ.</text:p>
          </table:table-cell>
          <table:table-cell office:value-type="date" office:date-value="2024-09-30" calcext:value-type="date">
            <text:p>2024-09-30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cf241257-c1bc-4fd0-b1c9-f32a6984b30a</text:p>
          </table:table-cell>
          <table:table-cell office:value-type="string" calcext:value-type="string">
            <text:p>DH0007290</text:p>
          </table:table-cell>
          <table:table-cell office:value-type="date" office:date-value="2024-09-30T08:01:18" calcext:value-type="date">
            <text:p>2024-09-30T08:01:18</text:p>
          </table:table-cell>
          <table:table-cell office:value-type="date" office:date-value="2024-09-30T11:16:23" calcext:value-type="date">
            <text:p>2024-09-30T11:16:23</text:p>
          </table:table-cell>
          <table:table-cell office:value-type="string" calcext:value-type="string">
            <text:p>KHĐ</text:p>
          </table:table-cell>
          <table:table-cell office:value-type="date" office:date-value="2024-09-30" calcext:value-type="date">
            <text:p>2024-09-30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652f87e5-4f35-478f-a965-fbd4f3ea2ade</text:p>
          </table:table-cell>
          <table:table-cell office:value-type="string" calcext:value-type="string">
            <text:p>DH0007289</text:p>
          </table:table-cell>
          <table:table-cell office:value-type="date" office:date-value="2024-09-28T15:33:39" calcext:value-type="date">
            <text:p>2024-09-28T15:33:39</text:p>
          </table:table-cell>
          <table:table-cell office:value-type="date" office:date-value="2024-09-30T08:16:25" calcext:value-type="date">
            <text:p>2024-09-30T08:16:25</text:p>
          </table:table-cell>
          <table:table-cell office:value-type="string" calcext:value-type="string">
            <text:p>Xuất HĐ đầu T10 (KD sẽ báo). Kế toán xuất hđ tên sp và thông tin như trên PO, note số PO dưới tên sp. </text:p>
            <text:p>PO: 4100097126</text:p>
            <text:p/>
            <text:p>HSTT, gồm: 1 PO, 1 PXK, 1 hóa đơn, 1 ĐNTT có mộc. </text:p>
            <text:p>Thông tin nhận HSTT: Ms Đinh Thị Thúy Nga - SĐT 0917987126</text:p>
            <text:p>Email: ngadin@meliavinpearlhotels.com</text:p>
            <text:p>Chi nhánh Quảng Bình – Công ty Cổ phần Vinpearl, Đường Quách Xuân Kỳ, Phường Đồng Hải ,TP Đồng Hới,Tỉnh Quảng Bình.</text:p>
          </table:table-cell>
          <table:table-cell office:value-type="date" office:date-value="2024-09-30" calcext:value-type="date">
            <text:p>2024-09-30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a4621cdb-aa41-4206-8e6f-5a2659260a05</text:p>
          </table:table-cell>
          <table:table-cell office:value-type="string" calcext:value-type="string">
            <text:p>DH0007288</text:p>
          </table:table-cell>
          <table:table-cell office:value-type="date" office:date-value="2024-09-28T15:22:34" calcext:value-type="date">
            <text:p>2024-09-28T15:22:34</text:p>
          </table:table-cell>
          <table:table-cell office:value-type="date" office:date-value="2024-09-30T08:16:32" calcext:value-type="date">
            <text:p>2024-09-30T08:16:32</text:p>
          </table:table-cell>
          <table:table-cell office:value-type="string" calcext:value-type="string">
            <text:p>Xuất HĐ đầu tháng 10 (KD sẽ báo)</text:p>
          </table:table-cell>
          <table:table-cell office:value-type="date" office:date-value="2024-09-30" calcext:value-type="date">
            <text:p>2024-09-30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91413382-d44a-4fe0-9de7-dbdb43e31ab1</text:p>
          </table:table-cell>
          <table:table-cell office:value-type="string" calcext:value-type="string">
            <text:p>DH0007282</text:p>
          </table:table-cell>
          <table:table-cell office:value-type="date" office:date-value="2024-09-28T11:00:33" calcext:value-type="date">
            <text:p>2024-09-28T11:00:33</text:p>
          </table:table-cell>
          <table:table-cell office:value-type="date" office:date-value="2024-09-30T08:27:51" calcext:value-type="date">
            <text:p>2024-09-30T08:27:51</text:p>
          </table:table-cell>
          <table:table-cell office:value-type="string" calcext:value-type="string">
            <text:p>KHĐ</text:p>
          </table:table-cell>
          <table:table-cell office:value-type="date" office:date-value="2024-09-28" calcext:value-type="date">
            <text:p>2024-09-28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436b0952-fd2b-4f43-8868-c291e52a09a9</text:p>
          </table:table-cell>
          <table:table-cell office:value-type="string" calcext:value-type="string">
            <text:p>DH0007279</text:p>
          </table:table-cell>
          <table:table-cell office:value-type="date" office:date-value="2024-09-28T08:08:54" calcext:value-type="date">
            <text:p>2024-09-28T08:08:54</text:p>
          </table:table-cell>
          <table:table-cell office:value-type="date" office:date-value="2024-10-07T16:25:00" calcext:value-type="date">
            <text:p>2024-10-07T16:25:00</text:p>
          </table:table-cell>
          <table:table-cell office:value-type="string" calcext:value-type="string">
            <text:p>XHĐ</text:p>
          </table:table-cell>
          <table:table-cell office:value-type="date" office:date-value="2024-10-07" calcext:value-type="date">
            <text:p>2024-10-07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ba194c36-a193-4412-89ba-f5be9fb92edc</text:p>
          </table:table-cell>
          <table:table-cell office:value-type="string" calcext:value-type="string">
            <text:p>DH0007262</text:p>
          </table:table-cell>
          <table:table-cell office:value-type="date" office:date-value="2024-09-26T09:47:20" calcext:value-type="date">
            <text:p>2024-09-26T09:47:20</text:p>
          </table:table-cell>
          <table:table-cell office:value-type="date" office:date-value="2024-10-03T09:12:05" calcext:value-type="date">
            <text:p>2024-10-03T09:12:05</text:p>
          </table:table-cell>
          <table:table-cell office:value-type="string" calcext:value-type="string">
            <text:p>XHĐ.</text:p>
          </table:table-cell>
          <table:table-cell office:value-type="date" office:date-value="2024-10-03" calcext:value-type="date">
            <text:p>2024-10-03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a22b00d6-cba3-4a2a-86e7-5d3ec52c171d</text:p>
          </table:table-cell>
          <table:table-cell office:value-type="string" calcext:value-type="string">
            <text:p>DH0007259</text:p>
          </table:table-cell>
          <table:table-cell office:value-type="date" office:date-value="2024-09-26T08:10:19" calcext:value-type="date">
            <text:p>2024-09-26T08:10:19</text:p>
          </table:table-cell>
          <table:table-cell office:value-type="date" office:date-value="2024-10-07T16:25:18" calcext:value-type="date">
            <text:p>2024-10-07T16:25:18</text:p>
          </table:table-cell>
          <table:table-cell office:value-type="string" calcext:value-type="string">
            <text:p>XHĐ</text:p>
          </table:table-cell>
          <table:table-cell office:value-type="date" office:date-value="2024-10-07" calcext:value-type="date">
            <text:p>2024-10-07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b61b84ac-81ca-4fa4-9379-a228dd546930</text:p>
          </table:table-cell>
          <table:table-cell office:value-type="string" calcext:value-type="string">
            <text:p>DH0007234</text:p>
          </table:table-cell>
          <table:table-cell office:value-type="date" office:date-value="2024-09-24T15:41:58" calcext:value-type="date">
            <text:p>2024-09-24T15:41:58</text:p>
          </table:table-cell>
          <table:table-cell office:value-type="date" office:date-value="2024-10-01T08:30:14" calcext:value-type="date">
            <text:p>2024-10-01T08:30:14</text:p>
          </table:table-cell>
          <table:table-cell office:value-type="string" calcext:value-type="string">
            <text:p>XHĐ kèm hàng, kế toán note số PO: 1BB3T00024344 dưới tên sp và gửi qua mail: nguyen.nhung@sheraton.com.</text:p>
            <text:p/>
            <text:p>HSTT kèm hàng, nhờ Chị Ngọc nhờ gửi cho Chị:</text:p>
            <text:p>Hồng Nhung (Kế toán), Sđt: 0377156426</text:p>
            <text:p>Địa chỉ: Sheraton Phú Quốc Long Beach Resort: Khu Bãi Dài, xã Gành Dầu, Thành phố Phú Quốc, tỉnh Kiên Giang </text:p>
            <text:p/>
            <text:p>HSTT, gồm: ĐNTT + Hóa Đơn + PXK (có chữ ký xác nhận 2 bên) + 2 PO</text:p>
          </table:table-cell>
          <table:table-cell office:value-type="date" office:date-value="2024-10-01" calcext:value-type="date">
            <text:p>2024-10-01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f6e9b9b0-a0bf-4ead-bfd8-6d899c1bd521</text:p>
          </table:table-cell>
          <table:table-cell office:value-type="string" calcext:value-type="string">
            <text:p>DH0007171-1</text:p>
          </table:table-cell>
          <table:table-cell office:value-type="date" office:date-value="2024-09-20T09:02:24" calcext:value-type="date">
            <text:p>2024-09-20T09:02:24</text:p>
          </table:table-cell>
          <table:table-cell office:value-type="date" office:date-value="2024-10-03T13:21:44" calcext:value-type="date">
            <text:p>2024-10-03T13:21:44</text:p>
          </table:table-cell>
          <table:table-cell office:value-type="string" calcext:value-type="string">
            <text:p>XHĐ</text:p>
          </table:table-cell>
          <table:table-cell office:value-type="date" office:date-value="2024-10-03" calcext:value-type="date">
            <text:p>2024-10-03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  <table:table-row table:style-name="ro1">
          <table:table-cell office:value-type="string" calcext:value-type="string">
            <text:p>2fc71222-8b16-44a2-8141-c7a66bb4663f</text:p>
          </table:table-cell>
          <table:table-cell office:value-type="string" calcext:value-type="string">
            <text:p>DH0006491</text:p>
          </table:table-cell>
          <table:table-cell office:value-type="date" office:date-value="2024-08-02T08:02:12" calcext:value-type="date">
            <text:p>2024-08-02T08:02:12</text:p>
          </table:table-cell>
          <table:table-cell office:value-type="date" office:date-value="2024-10-07T10:00:41" calcext:value-type="date">
            <text:p>2024-10-07T10:00:41</text:p>
          </table:table-cell>
          <table:table-cell office:value-type="string" calcext:value-type="string">
            <text:p>Xuất HĐ sau (KD sẽ báo) xuất theo thông tin KS Jw Marriott. Chị Ngọc Bích bên công ty con nhưng hàng vẫn giao về địa chỉ chính ở Nguyễn Xiển.</text:p>
            <text:p>gửi hóa đơn qua mai: huyenhm.bhmc@bitexcojsc.com.vn;</text:p>
            <text:p>bichntn.bhmc@bitexcojsc.com.vn</text:p>
          </table:table-cell>
          <table:table-cell office:value-type="date" office:date-value="2024-10-07" calcext:value-type="date">
            <text:p>2024-10-07T00:0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8KLLG</text:p>
          </table:table-cell>
          <table:table-cell office:value-type="string" calcext:value-type="string">
            <text:p>5221b071-4e9f-4191-8a32-265208ae387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vi" fo:country="V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6:14:59.615465428</meta:creation-date>
    <dc:date>2024-10-08T16:15:09.620129671</dc:date>
    <meta:editing-duration>PT11S</meta:editing-duration>
    <meta:editing-cycles>1</meta:editing-cycles>
    <meta:document-statistic meta:table-count="1" meta:cell-count="1322" meta:object-count="0"/>
    <meta:generator>LibreOffice/7.3.7.2$Linux_X86_64 LibreOffice_project/30$Build-2</meta:generator>
  </office:meta>
</office:document-meta>
</file>